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02cm solid #000000" fo:border-right="none" fo:border-top="0.002cm solid #000000"/>
    </style:style>
    <style:style style:name="ce2" style:family="table-cell" style:parent-style-name="Default" style:data-style-name="N107">
      <style:table-cell-properties fo:border-bottom="none" fo:background-color="#ffffcc" fo:border-left="0.002cm solid #000000" fo:border-right="none" fo:border-top="none"/>
    </style:style>
    <style:style style:name="ce3" style:family="table-cell" style:parent-style-name="Default" style:data-style-name="N107">
      <style:table-cell-properties fo:border-bottom="0.002cm solid #000000" fo:background-color="#ffffcc" fo:border-left="0.002cm solid #000000" fo:border-right="none" fo:border-top="none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e6e6e6"/>
    </style:style>
    <style:style style:name="ce6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7" style:family="table-cell" style:parent-style-name="Default" style:data-style-name="N107">
      <style:table-cell-properties fo:background-color="#ffffcc"/>
    </style:style>
    <style:style style:name="ce8" style:family="table-cell" style:parent-style-name="Default" style:data-style-name="N107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order-bottom="none" fo:background-color="#ffffcc" fo:border-left="none" fo:border-right="0.002cm solid #000000" fo:border-top="0.002cm solid #000000"/>
    </style:style>
    <style:style style:name="ce10" style:family="table-cell" style:parent-style-name="Default" style:data-style-name="N107">
      <style:table-cell-properties fo:border-bottom="none" fo:background-color="#ffffcc" fo:border-left="none" fo:border-right="0.002cm solid #000000" fo:border-top="none"/>
    </style:style>
    <style:style style:name="ce11" style:family="table-cell" style:parent-style-name="Default" style:data-style-name="N107">
      <style:table-cell-properties fo:border-bottom="0.002cm solid #000000" fo:background-color="#ffffcc" fo:border-left="none" fo:border-right="0.002cm solid #000000" fo:border-top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 style:data-style-name="N107">
      <style:table-cell-properties fo:background-color="#e6e6ff"/>
    </style:style>
    <style:style style:name="ce14" style:family="table-cell" style:parent-style-name="Default">
      <style:table-cell-properties fo:border-bottom="none" fo:background-color="#e6e6e6" fo:border-left="0.018cm solid #000000" fo:border-right="none" fo:border-top="0.018cm solid #000000"/>
    </style:style>
    <style:style style:name="ce15" style:family="table-cell" style:parent-style-name="Default" style:data-style-name="N107">
      <style:table-cell-properties fo:border-bottom="none" fo:background-color="#e6e6e6" fo:border-left="0.018cm solid #000000" fo:border-right="none" fo:border-top="none"/>
    </style:style>
    <style:style style:name="ce16" style:family="table-cell" style:parent-style-name="Default">
      <style:table-cell-properties fo:border-bottom="none" fo:background-color="#e6e6e6" fo:border-left="none" fo:border-right="none" fo:border-top="0.018cm solid #000000"/>
    </style:style>
    <style:style style:name="ce17" style:family="table-cell" style:parent-style-name="Default">
      <style:table-cell-properties fo:border-bottom="none" fo:background-color="#e6e6e6" fo:border-left="none" fo:border-right="0.018cm solid #000000" fo:border-top="0.018cm solid #000000"/>
    </style:style>
    <style:style style:name="ce18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19" style:family="table-cell" style:parent-style-name="Default" style:data-style-name="N107">
      <style:table-cell-properties fo:border-bottom="none" fo:background-color="#e6e6e6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21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99ccff"/>
    </style:style>
    <style:style style:name="ce25" style:family="table-cell" style:parent-style-name="Default" style:data-style-name="N108">
      <style:table-cell-properties fo:background-color="#99ccff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 style:data-style-name="N108"/>
    <style:style style:name="ce28" style:family="table-cell" style:parent-style-name="Default" style:data-style-name="N109"/>
    <style:style style:name="ce29" style:family="table-cell" style:parent-style-name="Default">
      <style:table-cell-properties fo:background-color="#cccc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>
            <text:p>Reference Gradient Field</text:p>
          </table:table-cell>
          <table:table-cell table:style-name="Default" table:number-columns-repeated="5"/>
          <table:table-cell table:style-name="ce12" office:value-type="string">
            <text:p>Study Gradient field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 table:style-name="ce9"/>
          <table:table-cell table:style-name="Default"/>
          <table:table-cell office:value-type="float" office:value="0">
            <text:p>0</text:p>
          </table:table-cell>
          <table:table-cell table:number-columns-repeated="4" table:style-name="ce12"/>
          <table:table-cell table:number-columns-repeated="12"/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number-columns-repeated="3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style-name="ce13" office:value-type="float" office:value="0">
            <text:p>0.00000</text:p>
          </table:table-cell>
          <table:table-cell table:style-name="ce13" table:formula="of:=-[.G3]" office:value-type="float" office:value="-0">
            <text:p>0.00000</text:p>
          </table:table-cell>
          <table:table-cell table:number-columns-repeated="3" table:style-name="ce13" office:value-type="float" office:value="0">
            <text:p>0.00000</text:p>
          </table:table-cell>
          <table:table-cell/>
          <table:table-cell table:style-name="ce4" table:formula="of:=0.5*([.I3]-[.G3])" office:value-type="float" office:value="-0">
            <text:p>0.00000</text:p>
          </table:table-cell>
          <table:table-cell table:style-name="ce4" table:formula="of:=0.5*([.J3]-[.H3])" office:value-type="float" office:value="0">
            <text:p>0.00000</text:p>
          </table:table-cell>
          <table:table-cell table:style-name="ce4" table:formula="of:=0.5*([.K3]-[.I3])" office:value-type="float" office:value="0">
            <text:p>0.00000</text:p>
          </table:table-cell>
          <table:table-cell table:style-name="ce4" table:formula="of:=0.5*([.L3]-[.J3])" office:value-type="float" office:value="0">
            <text:p>0.00000</text:p>
          </table:table-cell>
          <table:table-cell table:style-name="ce4" table:formula="of:=0.5*([.M3]-[.K3])" office:value-type="float" office:value="0">
            <text:p>0.00000</text:p>
          </table:table-cell>
          <table:table-cell/>
          <table:table-cell table:style-name="ce4" table:formula="of:=0.5*([.H4]-[.H2])" office:value-type="float" office:value="0">
            <text:p>0.00000</text:p>
          </table:table-cell>
          <table:table-cell table:style-name="ce4" table:formula="of:=0.5*([.I4]-[.I2])" office:value-type="float" office:value="0.334705">
            <text:p>0.33471</text:p>
          </table:table-cell>
          <table:table-cell table:style-name="ce4" table:formula="of:=0.5*([.J4]-[.J2])" office:value-type="float" office:value="0">
            <text:p>0.00000</text:p>
          </table:table-cell>
          <table:table-cell table:style-name="ce4" table:formula="of:=0.5*([.K4]-[.K2])" office:value-type="float" office:value="-0.45054">
            <text:p>-0.45054</text:p>
          </table:table-cell>
          <table:table-cell table:style-name="ce4" table:formula="of:=0.5*([.L4]-[.L2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number-columns-repeated="3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style-name="ce13" office:value-type="float" office:value="0">
            <text:p>0.00000</text:p>
          </table:table-cell>
          <table:table-cell table:style-name="ce13" office:value-type="float" office:value="0.66941">
            <text:p>0.66941</text:p>
          </table:table-cell>
          <table:table-cell table:style-name="ce13" office:value-type="float" office:value="0">
            <text:p>0.00000</text:p>
          </table:table-cell>
          <table:table-cell table:style-name="ce13" office:value-type="float" office:value="-0.90108">
            <text:p>-0.90108</text:p>
          </table:table-cell>
          <table:table-cell table:style-name="ce13" office:value-type="float" office:value="0">
            <text:p>0.00000</text:p>
          </table:table-cell>
          <table:table-cell/>
          <table:table-cell table:style-name="ce4" table:formula="of:=0.5*([.I4]-[.G4])" office:value-type="float" office:value="0.334705">
            <text:p>0.33471</text:p>
          </table:table-cell>
          <table:table-cell table:style-name="ce4" table:formula="of:=0.5*([.J4]-[.H4])" office:value-type="float" office:value="0">
            <text:p>0.00000</text:p>
          </table:table-cell>
          <table:table-cell table:style-name="ce4" table:formula="of:=0.5*([.K4]-[.I4])" office:value-type="float" office:value="-0.785245">
            <text:p>-0.78525</text:p>
          </table:table-cell>
          <table:table-cell table:style-name="ce4" table:formula="of:=0.5*([.L4]-[.J4])" office:value-type="float" office:value="0">
            <text:p>0.00000</text:p>
          </table:table-cell>
          <table:table-cell table:style-name="ce4" table:formula="of:=0.5*([.M4]-[.K4])" office:value-type="float" office:value="0.45054">
            <text:p>0.45054</text:p>
          </table:table-cell>
          <table:table-cell/>
          <table:table-cell table:style-name="ce4" table:formula="of:=0.5*([.H5]-[.H3])" office:value-type="float" office:value="0.45054">
            <text:p>0.45054</text:p>
          </table:table-cell>
          <table:table-cell table:style-name="ce4" table:formula="of:=0.5*([.I5]-[.I3])" office:value-type="float" office:value="0">
            <text:p>0.00000</text:p>
          </table:table-cell>
          <table:table-cell table:style-name="ce4" table:formula="of:=0.5*([.J5]-[.J3])" office:value-type="float" office:value="-0.334705">
            <text:p>-0.33471</text:p>
          </table:table-cell>
          <table:table-cell table:style-name="ce4" table:formula="of:=0.5*([.K5]-[.K3])" office:value-type="float" office:value="0">
            <text:p>0.00000</text:p>
          </table:table-cell>
          <table:table-cell table:style-name="ce4" table:formula="of:=0.5*([.L5]-[.L3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0.66941">
            <text:p>0.66941</text:p>
          </table:table-cell>
          <table:table-cell table:style-name="ce7" office:value-type="float" office:value="0">
            <text:p>0.00000</text:p>
          </table:table-cell>
          <table:table-cell table:style-name="ce7" office:value-type="float" office:value="-0.90108">
            <text:p>-0.90108</text:p>
          </table:table-cell>
          <table:table-cell table:style-name="ce10" office:value-type="float" office:value="0">
            <text:p>0.00000</text:p>
          </table:table-cell>
          <table:table-cell/>
          <table:table-cell table:style-name="ce13" office:value-type="float" office:value="0.90108">
            <text:p>0.90108</text:p>
          </table:table-cell>
          <table:table-cell table:style-name="ce13" office:value-type="float" office:value="0">
            <text:p>0.00000</text:p>
          </table:table-cell>
          <table:table-cell table:style-name="ce13" office:value-type="float" office:value="-0.66941">
            <text:p>-0.66941</text:p>
          </table:table-cell>
          <table:table-cell table:number-columns-repeated="2" table:style-name="ce13" office:value-type="float" office:value="0">
            <text:p>0.00000</text:p>
          </table:table-cell>
          <table:table-cell/>
          <table:table-cell table:style-name="ce4" table:formula="of:=0.5*([.I5]-[.G5])" office:value-type="float" office:value="0">
            <text:p>0.00000</text:p>
          </table:table-cell>
          <table:table-cell table:style-name="ce4" table:formula="of:=0.5*([.J5]-[.H5])" office:value-type="float" office:value="-0.785245">
            <text:p>-0.78525</text:p>
          </table:table-cell>
          <table:table-cell table:style-name="ce4" table:formula="of:=0.5*([.K5]-[.I5])" office:value-type="float" office:value="0">
            <text:p>0.00000</text:p>
          </table:table-cell>
          <table:table-cell table:style-name="ce4" table:formula="of:=0.5*([.L5]-[.J5])" office:value-type="float" office:value="0.334705">
            <text:p>0.33471</text:p>
          </table:table-cell>
          <table:table-cell table:style-name="ce4" table:formula="of:=0.5*([.M5]-[.K5])" office:value-type="float" office:value="0">
            <text:p>0.00000</text:p>
          </table:table-cell>
          <table:table-cell/>
          <table:table-cell table:style-name="ce4" table:formula="of:=0.5*([.H6]-[.H4])" office:value-type="float" office:value="0">
            <text:p>0.00000</text:p>
          </table:table-cell>
          <table:table-cell table:style-name="ce4" table:formula="of:=0.5*([.I6]-[.I4])" office:value-type="float" office:value="-0.334705">
            <text:p>-0.33471</text:p>
          </table:table-cell>
          <table:table-cell table:style-name="ce4" table:formula="of:=0.5*([.J6]-[.J4])" office:value-type="float" office:value="0.45054">
            <text:p>0.45054</text:p>
          </table:table-cell>
          <table:table-cell table:style-name="ce4" table:formula="of:=0.5*([.K6]-[.K4])" office:value-type="float" office:value="0.45054">
            <text:p>0.45054</text:p>
          </table:table-cell>
          <table:table-cell table:style-name="ce4" table:formula="of:=0.5*([.L6]-[.L4])" office:value-type="float" office:value="-0.45054">
            <text:p>-0.45054</text:p>
          </table:table-cell>
        </table:table-row>
        <table:table-row table:style-name="ro1">
          <table:table-cell/>
          <table:table-cell table:style-name="ce2" office:value-type="float" office:value="0.90108">
            <text:p>0.90108</text:p>
          </table:table-cell>
          <table:table-cell table:style-name="ce7" office:value-type="float" office:value="0">
            <text:p>0.00000</text:p>
          </table:table-cell>
          <table:table-cell table:style-name="ce7" office:value-type="float" office:value="-0.66941">
            <text:p>-0.66941</text:p>
          </table:table-cell>
          <table:table-cell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number-columns-repeated="2" table:style-name="ce13" office:value-type="float" office:value="0">
            <text:p>0.00000</text:p>
          </table:table-cell>
          <table:table-cell table:style-name="ce13" office:value-type="float" office:value="0.90108">
            <text:p>0.90108</text:p>
          </table:table-cell>
          <table:table-cell table:style-name="ce13" office:value-type="float" office:value="0">
            <text:p>0.00000</text:p>
          </table:table-cell>
          <table:table-cell table:style-name="ce13" office:value-type="float" office:value="-0.90108">
            <text:p>-0.90108</text:p>
          </table:table-cell>
          <table:table-cell/>
          <table:table-cell table:style-name="ce4" table:formula="of:=0.5*([.I6]-[.G6])" office:value-type="float" office:value="0">
            <text:p>0.00000</text:p>
          </table:table-cell>
          <table:table-cell table:style-name="ce4" table:formula="of:=0.5*([.J6]-[.H6])" office:value-type="float" office:value="0.45054">
            <text:p>0.45054</text:p>
          </table:table-cell>
          <table:table-cell table:style-name="ce4" table:formula="of:=0.5*([.K6]-[.I6])" office:value-type="float" office:value="0">
            <text:p>0.00000</text:p>
          </table:table-cell>
          <table:table-cell table:style-name="ce4" table:formula="of:=0.5*([.L6]-[.J6])" office:value-type="float" office:value="-0.90108">
            <text:p>-0.90108</text:p>
          </table:table-cell>
          <table:table-cell table:style-name="ce4" table:formula="of:=0.5*([.M6]-[.K6])" office:value-type="float" office:value="0">
            <text:p>0.00000</text:p>
          </table:table-cell>
          <table:table-cell/>
          <table:table-cell table:style-name="ce4" table:formula="of:=0.5*([.H7]-[.H5])" office:value-type="float" office:value="-0.45054">
            <text:p>-0.45054</text:p>
          </table:table-cell>
          <table:table-cell table:style-name="ce4" table:formula="of:=0.5*([.I7]-[.I5])" office:value-type="float" office:value="0">
            <text:p>0.00000</text:p>
          </table:table-cell>
          <table:table-cell table:style-name="ce4" table:formula="of:=0.5*([.J7]-[.J5])" office:value-type="float" office:value="0.334705">
            <text:p>0.33471</text:p>
          </table:table-cell>
          <table:table-cell table:style-name="ce4" table:formula="of:=0.5*([.K7]-[.K5])" office:value-type="float" office:value="0">
            <text:p>0.00000</text:p>
          </table:table-cell>
          <table:table-cell table:style-name="ce4" table:formula="of:=0.5*([.L7]-[.L5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0">
            <text:p>0.00000</text:p>
          </table:table-cell>
          <table:table-cell table:style-name="ce7" office:value-type="float" office:value="0.90108">
            <text:p>0.90108</text:p>
          </table:table-cell>
          <table:table-cell table:style-name="ce7" office:value-type="float" office:value="0">
            <text:p>0.00000</text:p>
          </table:table-cell>
          <table:table-cell table:style-name="ce10" office:value-type="float" office:value="-0.90108">
            <text:p>-0.90108</text:p>
          </table:table-cell>
          <table:table-cell/>
          <table:table-cell table:number-columns-repeated="5" table:style-name="ce13" office:value-type="float" office:value="0">
            <text:p>0.00000</text:p>
          </table:table-cell>
          <table:table-cell/>
          <table:table-cell table:style-name="ce4" table:formula="of:=0.5*([.I7]-[.G7])" office:value-type="float" office:value="0">
            <text:p>0.00000</text:p>
          </table:table-cell>
          <table:table-cell table:style-name="ce4" table:formula="of:=0.5*([.J7]-[.H7])" office:value-type="float" office:value="0">
            <text:p>0.00000</text:p>
          </table:table-cell>
          <table:table-cell table:style-name="ce4" table:formula="of:=0.5*([.K7]-[.I7])" office:value-type="float" office:value="0">
            <text:p>0.00000</text:p>
          </table:table-cell>
          <table:table-cell table:style-name="ce4" table:formula="of:=0.5*([.L7]-[.J7])" office:value-type="float" office:value="0">
            <text:p>0.00000</text:p>
          </table:table-cell>
          <table:table-cell table:style-name="ce4" table:formula="of:=0.5*([.M7]-[.K7])" office:value-type="float" office:value="0">
            <text:p>0.00000</text:p>
          </table:table-cell>
          <table:table-cell/>
          <table:table-cell table:style-name="ce4" table:formula="of:=0.5*([.H8]-[.H6])" office:value-type="float" office:value="0">
            <text:p>0.00000</text:p>
          </table:table-cell>
          <table:table-cell table:style-name="ce4" table:formula="of:=0.5*([.I8]-[.I6])" office:value-type="float" office:value="0">
            <text:p>0.00000</text:p>
          </table:table-cell>
          <table:table-cell table:style-name="ce4" table:formula="of:=0.5*([.J8]-[.J6])" office:value-type="float" office:value="-0.45054">
            <text:p>-0.45054</text:p>
          </table:table-cell>
          <table:table-cell table:style-name="ce4" table:formula="of:=0.5*([.K8]-[.K6])" office:value-type="float" office:value="0">
            <text:p>0.00000</text:p>
          </table:table-cell>
          <table:table-cell table:style-name="ce4" table:formula="of:=0.5*([.L8]-[.L6])" office:value-type="float" office:value="0.45054">
            <text:p>0.45054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number-columns-repeated="3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number-columns-repeated="5" table:style-name="ce13" office:value-type="float" office:value="0">
            <text:p>0.00000</text:p>
          </table:table-cell>
          <table:table-cell/>
          <table:table-cell table:style-name="ce4" table:formula="of:=0.5*([.I8]-[.G8])" office:value-type="float" office:value="0">
            <text:p>0.00000</text:p>
          </table:table-cell>
          <table:table-cell table:style-name="ce4" table:formula="of:=0.5*([.J8]-[.H8])" office:value-type="float" office:value="0">
            <text:p>0.00000</text:p>
          </table:table-cell>
          <table:table-cell table:style-name="ce4" table:formula="of:=0.5*([.K8]-[.I8])" office:value-type="float" office:value="0">
            <text:p>0.00000</text:p>
          </table:table-cell>
          <table:table-cell table:style-name="ce4" table:formula="of:=0.5*([.L8]-[.J8])" office:value-type="float" office:value="0">
            <text:p>0.00000</text:p>
          </table:table-cell>
          <table:table-cell table:style-name="ce4" table:formula="of:=0.5*([.M8]-[.K8])" office:value-type="float" office:value="0">
            <text:p>0.00000</text:p>
          </table:table-cell>
          <table:table-cell/>
          <table:table-cell table:style-name="ce4" table:formula="of:=0.5*([.H9]-[.H7])" office:value-type="float" office:value="0">
            <text:p>0.00000</text:p>
          </table:table-cell>
          <table:table-cell table:style-name="ce4" table:formula="of:=0.5*([.I9]-[.I7])" office:value-type="float" office:value="0">
            <text:p>0.00000</text:p>
          </table:table-cell>
          <table:table-cell table:style-name="ce4" table:formula="of:=0.5*([.J9]-[.J7])" office:value-type="float" office:value="0">
            <text:p>0.00000</text:p>
          </table:table-cell>
          <table:table-cell table:style-name="ce4" table:formula="of:=0.5*([.K9]-[.K7])" office:value-type="float" office:value="0">
            <text:p>0.00000</text:p>
          </table:table-cell>
          <table:table-cell table:style-name="ce4" table:formula="of:=0.5*([.L9]-[.L7])" office:value-type="float" office:value="0">
            <text:p>0.00000</text:p>
          </table:table-cell>
        </table:table-row>
        <table:table-row table:style-name="ro1">
          <table:table-cell/>
          <table:table-cell table:style-name="ce2"/>
          <table:table-cell table:number-columns-repeated="3" table:style-name="ce7"/>
          <table:table-cell table:style-name="ce10"/>
          <table:table-cell/>
          <table:table-cell table:number-columns-repeated="5" table:style-name="ce13"/>
          <table:table-cell/>
          <table:table-cell table:number-columns-repeated="5" table:style-name="ce4"/>
          <table:table-cell/>
          <table:table-cell table:number-columns-repeated="5"/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number-columns-repeated="3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number-columns-repeated="2" table:style-name="ce13" office:value-type="float" office:value="0">
            <text:p>0.00000</text:p>
          </table:table-cell>
          <table:table-cell table:style-name="ce13" office:value-type="float" office:value="0.90108">
            <text:p>0.90108</text:p>
          </table:table-cell>
          <table:table-cell table:number-columns-repeated="2" table:style-name="ce13" office:value-type="float" office:value="0">
            <text:p>0.00000</text:p>
          </table:table-cell>
          <table:table-cell/>
          <table:table-cell table:style-name="ce4" table:formula="of:=0.5*([.I10]-[.G10])" office:value-type="float" office:value="0">
            <text:p>0.00000</text:p>
          </table:table-cell>
          <table:table-cell table:style-name="ce4" table:formula="of:=0.5*([.J10]-[.H10])" office:value-type="float" office:value="0.45054">
            <text:p>0.45054</text:p>
          </table:table-cell>
          <table:table-cell table:style-name="ce4" table:formula="of:=0.5*([.K10]-[.I10])" office:value-type="float" office:value="0">
            <text:p>0.00000</text:p>
          </table:table-cell>
          <table:table-cell table:style-name="ce4" table:formula="of:=0.5*([.L10]-[.J10])" office:value-type="float" office:value="-0.45054">
            <text:p>-0.45054</text:p>
          </table:table-cell>
          <table:table-cell table:style-name="ce4" table:formula="of:=0.5*([.M10]-[.K10])" office:value-type="float" office:value="0">
            <text:p>0.00000</text:p>
          </table:table-cell>
          <table:table-cell/>
          <table:table-cell table:style-name="ce4" table:formula="of:=0.5*([.H11]-[.H9])" office:value-type="float" office:value="0">
            <text:p>0.00000</text:p>
          </table:table-cell>
          <table:table-cell table:style-name="ce4" table:formula="of:=0.5*([.I11]-[.I9])" office:value-type="float" office:value="0.334705">
            <text:p>0.33471</text:p>
          </table:table-cell>
          <table:table-cell table:style-name="ce4" table:formula="of:=0.5*([.J11]-[.J9])" office:value-type="float" office:value="0">
            <text:p>0.00000</text:p>
          </table:table-cell>
          <table:table-cell table:style-name="ce4" table:formula="of:=0.5*([.K11]-[.K9])" office:value-type="float" office:value="0">
            <text:p>0.00000</text:p>
          </table:table-cell>
          <table:table-cell table:style-name="ce4" table:formula="of:=0.5*([.L11]-[.L9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0">
            <text:p>0.00000</text:p>
          </table:table-cell>
          <table:table-cell table:style-name="ce7" office:value-type="float" office:value="0.90108">
            <text:p>0.90108</text:p>
          </table:table-cell>
          <table:table-cell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style-name="ce13" office:value-type="float" office:value="0">
            <text:p>0.00000</text:p>
          </table:table-cell>
          <table:table-cell table:style-name="ce13" office:value-type="float" office:value="0.66941">
            <text:p>0.66941</text:p>
          </table:table-cell>
          <table:table-cell table:number-columns-repeated="3" table:style-name="ce13" office:value-type="float" office:value="0">
            <text:p>0.00000</text:p>
          </table:table-cell>
          <table:table-cell/>
          <table:table-cell table:style-name="ce4" table:formula="of:=0.5*([.I11]-[.G11])" office:value-type="float" office:value="0.334705">
            <text:p>0.33471</text:p>
          </table:table-cell>
          <table:table-cell table:style-name="ce4" table:formula="of:=0.5*([.J11]-[.H11])" office:value-type="float" office:value="0">
            <text:p>0.00000</text:p>
          </table:table-cell>
          <table:table-cell table:style-name="ce4" table:formula="of:=0.5*([.K11]-[.I11])" office:value-type="float" office:value="-0.334705">
            <text:p>-0.33471</text:p>
          </table:table-cell>
          <table:table-cell table:style-name="ce4" table:formula="of:=0.5*([.L11]-[.J11])" office:value-type="float" office:value="0">
            <text:p>0.00000</text:p>
          </table:table-cell>
          <table:table-cell table:style-name="ce4" table:formula="of:=0.5*([.M11]-[.K11])" office:value-type="float" office:value="0">
            <text:p>0.00000</text:p>
          </table:table-cell>
          <table:table-cell/>
          <table:table-cell table:style-name="ce4" table:formula="of:=0.5*([.H12]-[.H10])" office:value-type="float" office:value="0">
            <text:p>0.00000</text:p>
          </table:table-cell>
          <table:table-cell table:style-name="ce4" table:formula="of:=0.5*([.I12]-[.I10])" office:value-type="float" office:value="0">
            <text:p>0.00000</text:p>
          </table:table-cell>
          <table:table-cell table:style-name="ce4" table:formula="of:=0.5*([.J12]-[.J10])" office:value-type="float" office:value="-0.785245">
            <text:p>-0.78525</text:p>
          </table:table-cell>
          <table:table-cell table:style-name="ce4" table:formula="of:=0.5*([.K12]-[.K10])" office:value-type="float" office:value="0.45054">
            <text:p>0.45054</text:p>
          </table:table-cell>
          <table:table-cell table:style-name="ce4" table:formula="of:=0.5*([.L12]-[.L10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0.66941">
            <text:p>0.66941</text:p>
          </table:table-cell>
          <table:table-cell table:number-columns-repeated="2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number-columns-repeated="2" table:style-name="ce13" office:value-type="float" office:value="0">
            <text:p>0.00000</text:p>
          </table:table-cell>
          <table:table-cell table:style-name="ce13" office:value-type="float" office:value="-0.66941">
            <text:p>-0.66941</text:p>
          </table:table-cell>
          <table:table-cell table:style-name="ce13" office:value-type="float" office:value="0.90108">
            <text:p>0.90108</text:p>
          </table:table-cell>
          <table:table-cell table:style-name="ce13" office:value-type="float" office:value="0">
            <text:p>0.00000</text:p>
          </table:table-cell>
          <table:table-cell/>
          <table:table-cell table:style-name="ce4" table:formula="of:=0.5*([.I12]-[.G12])" office:value-type="float" office:value="0">
            <text:p>0.00000</text:p>
          </table:table-cell>
          <table:table-cell table:style-name="ce4" table:formula="of:=0.5*([.J12]-[.H12])" office:value-type="float" office:value="-0.334705">
            <text:p>-0.33471</text:p>
          </table:table-cell>
          <table:table-cell table:style-name="ce4" table:formula="of:=0.5*([.K12]-[.I12])" office:value-type="float" office:value="0.45054">
            <text:p>0.45054</text:p>
          </table:table-cell>
          <table:table-cell table:style-name="ce4" table:formula="of:=0.5*([.L12]-[.J12])" office:value-type="float" office:value="0.334705">
            <text:p>0.33471</text:p>
          </table:table-cell>
          <table:table-cell table:style-name="ce4" table:formula="of:=0.5*([.M12]-[.K12])" office:value-type="float" office:value="-0.45054">
            <text:p>-0.45054</text:p>
          </table:table-cell>
          <table:table-cell/>
          <table:table-cell table:style-name="ce4" table:formula="of:=0.5*([.H13]-[.H11])" office:value-type="float" office:value="0">
            <text:p>0.00000</text:p>
          </table:table-cell>
          <table:table-cell table:style-name="ce4" table:formula="of:=0.5*([.I13]-[.I11])" office:value-type="float" office:value="-0.785245">
            <text:p>-0.78525</text:p>
          </table:table-cell>
          <table:table-cell table:style-name="ce4" table:formula="of:=0.5*([.J13]-[.J11])" office:value-type="float" office:value="0">
            <text:p>0.00000</text:p>
          </table:table-cell>
          <table:table-cell table:style-name="ce4" table:formula="of:=0.5*([.K13]-[.K11])" office:value-type="float" office:value="0">
            <text:p>0.00000</text:p>
          </table:table-cell>
          <table:table-cell table:style-name="ce4" table:formula="of:=0.5*([.L13]-[.L11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0">
            <text:p>0.00000</text:p>
          </table:table-cell>
          <table:table-cell table:style-name="ce7" office:value-type="float" office:value="-0.66941">
            <text:p>-0.66941</text:p>
          </table:table-cell>
          <table:table-cell table:style-name="ce7" office:value-type="float" office:value="0.90108">
            <text:p>0.90108</text:p>
          </table:table-cell>
          <table:table-cell table:style-name="ce10" office:value-type="float" office:value="0">
            <text:p>0.00000</text:p>
          </table:table-cell>
          <table:table-cell/>
          <table:table-cell table:style-name="ce13" office:value-type="float" office:value="0">
            <text:p>0.00000</text:p>
          </table:table-cell>
          <table:table-cell table:style-name="ce13" office:value-type="float" office:value="-0.90108">
            <text:p>-0.90108</text:p>
          </table:table-cell>
          <table:table-cell table:number-columns-repeated="3" table:style-name="ce13" office:value-type="float" office:value="0">
            <text:p>0.00000</text:p>
          </table:table-cell>
          <table:table-cell/>
          <table:table-cell table:style-name="ce4" table:formula="of:=0.5*([.I13]-[.G13])" office:value-type="float" office:value="-0.45054">
            <text:p>-0.45054</text:p>
          </table:table-cell>
          <table:table-cell table:style-name="ce4" table:formula="of:=0.5*([.J13]-[.H13])" office:value-type="float" office:value="0">
            <text:p>0.00000</text:p>
          </table:table-cell>
          <table:table-cell table:style-name="ce4" table:formula="of:=0.5*([.K13]-[.I13])" office:value-type="float" office:value="0.45054">
            <text:p>0.45054</text:p>
          </table:table-cell>
          <table:table-cell table:style-name="ce4" table:formula="of:=0.5*([.L13]-[.J13])" office:value-type="float" office:value="0">
            <text:p>0.00000</text:p>
          </table:table-cell>
          <table:table-cell table:style-name="ce4" table:formula="of:=0.5*([.M13]-[.K13])" office:value-type="float" office:value="0">
            <text:p>0.00000</text:p>
          </table:table-cell>
          <table:table-cell/>
          <table:table-cell table:style-name="ce4" table:formula="of:=0.5*([.H14]-[.H12])" office:value-type="float" office:value="0">
            <text:p>0.00000</text:p>
          </table:table-cell>
          <table:table-cell table:style-name="ce4" table:formula="of:=0.5*([.I14]-[.I12])" office:value-type="float" office:value="0">
            <text:p>0.00000</text:p>
          </table:table-cell>
          <table:table-cell table:style-name="ce4" table:formula="of:=0.5*([.J14]-[.J12])" office:value-type="float" office:value="0.334705">
            <text:p>0.33471</text:p>
          </table:table-cell>
          <table:table-cell table:style-name="ce4" table:formula="of:=0.5*([.K14]-[.K12])" office:value-type="float" office:value="-0.90108">
            <text:p>-0.90108</text:p>
          </table:table-cell>
          <table:table-cell table:style-name="ce4" table:formula="of:=0.5*([.L14]-[.L12])" office:value-type="float" office:value="0">
            <text:p>0.00000</text:p>
          </table:table-cell>
        </table:table-row>
        <table:table-row table:style-name="ro1">
          <table:table-cell/>
          <table:table-cell table:style-name="ce2" office:value-type="float" office:value="0">
            <text:p>0.00000</text:p>
          </table:table-cell>
          <table:table-cell table:style-name="ce7" office:value-type="float" office:value="-0.90108">
            <text:p>-0.90108</text:p>
          </table:table-cell>
          <table:table-cell table:number-columns-repeated="2" table:style-name="ce7" office:value-type="float" office:value="0">
            <text:p>0.00000</text:p>
          </table:table-cell>
          <table:table-cell table:style-name="ce10" office:value-type="float" office:value="0">
            <text:p>0.00000</text:p>
          </table:table-cell>
          <table:table-cell/>
          <table:table-cell table:number-columns-repeated="3" table:style-name="ce13" office:value-type="float" office:value="0">
            <text:p>0.00000</text:p>
          </table:table-cell>
          <table:table-cell table:style-name="ce13" office:value-type="float" office:value="-0.90108">
            <text:p>-0.90108</text:p>
          </table:table-cell>
          <table:table-cell table:style-name="ce13" office:value-type="float" office:value="0">
            <text:p>0.00000</text:p>
          </table:table-cell>
          <table:table-cell/>
          <table:table-cell table:style-name="ce4" table:formula="of:=0.5*([.I14]-[.G14])" office:value-type="float" office:value="0">
            <text:p>0.00000</text:p>
          </table:table-cell>
          <table:table-cell table:style-name="ce4" table:formula="of:=0.5*([.J14]-[.H14])" office:value-type="float" office:value="0">
            <text:p>0.00000</text:p>
          </table:table-cell>
          <table:table-cell table:style-name="ce4" table:formula="of:=0.5*([.K14]-[.I14])" office:value-type="float" office:value="-0.45054">
            <text:p>-0.45054</text:p>
          </table:table-cell>
          <table:table-cell table:style-name="ce4" table:formula="of:=0.5*([.L14]-[.J14])" office:value-type="float" office:value="0">
            <text:p>0.00000</text:p>
          </table:table-cell>
          <table:table-cell table:style-name="ce4" table:formula="of:=0.5*([.M14]-[.K14])" office:value-type="float" office:value="0.45054">
            <text:p>0.45054</text:p>
          </table:table-cell>
          <table:table-cell/>
          <table:table-cell table:style-name="ce4" table:formula="of:=0.5*([.H15]-[.H13])" office:value-type="float" office:value="0">
            <text:p>0.00000</text:p>
          </table:table-cell>
          <table:table-cell table:style-name="ce4" table:formula="of:=0.5*([.I15]-[.I13])" office:value-type="float" office:value="0.45054">
            <text:p>0.45054</text:p>
          </table:table-cell>
          <table:table-cell table:style-name="ce4" table:formula="of:=0.5*([.J15]-[.J13])" office:value-type="float" office:value="0">
            <text:p>0.00000</text:p>
          </table:table-cell>
          <table:table-cell table:style-name="ce4" table:formula="of:=0.5*([.K15]-[.K13])" office:value-type="float" office:value="0">
            <text:p>0.00000</text:p>
          </table:table-cell>
          <table:table-cell table:style-name="ce4" table:formula="of:=0.5*([.L15]-[.L13])" office:value-type="float" office:value="0">
            <text:p>0.00000</text:p>
          </table:table-cell>
        </table:table-row>
        <table:table-row table:style-name="ro1">
          <table:table-cell/>
          <table:table-cell table:style-name="ce3" office:value-type="float" office:value="0">
            <text:p>0.00000</text:p>
          </table:table-cell>
          <table:table-cell table:number-columns-repeated="2" table:style-name="ce8" office:value-type="float" office:value="0">
            <text:p>0.00000</text:p>
          </table:table-cell>
          <table:table-cell table:style-name="ce8" office:value-type="float" office:value="-0.90108">
            <text:p>-0.90108</text:p>
          </table:table-cell>
          <table:table-cell table:style-name="ce11" office:value-type="float" office:value="0">
            <text:p>0.00000</text:p>
          </table:table-cell>
          <table:table-cell/>
          <table:table-cell table:number-columns-repeated="5" table:style-name="ce13" office:value-type="float" office:value="0">
            <text:p>0.00000</text:p>
          </table:table-cell>
          <table:table-cell/>
          <table:table-cell table:style-name="ce4" table:formula="of:=0.5*([.I15]-[.G15])" office:value-type="float" office:value="0">
            <text:p>0.00000</text:p>
          </table:table-cell>
          <table:table-cell table:style-name="ce4" table:formula="of:=0.5*([.J15]-[.H15])" office:value-type="float" office:value="0">
            <text:p>0.00000</text:p>
          </table:table-cell>
          <table:table-cell table:style-name="ce4" table:formula="of:=0.5*([.K15]-[.I15])" office:value-type="float" office:value="0">
            <text:p>0.00000</text:p>
          </table:table-cell>
          <table:table-cell table:style-name="ce4" table:formula="of:=0.5*([.L15]-[.J15])" office:value-type="float" office:value="0">
            <text:p>0.00000</text:p>
          </table:table-cell>
          <table:table-cell table:style-name="ce4" table:formula="of:=0.5*([.M15]-[.K15])" office:value-type="float" office:value="0">
            <text:p>0.00000</text:p>
          </table:table-cell>
          <table:table-cell/>
          <table:table-cell table:style-name="ce4" table:formula="of:=0.5*([.H16]-[.H14])" office:value-type="float" office:value="0">
            <text:p>0.00000</text:p>
          </table:table-cell>
          <table:table-cell table:style-name="ce4" table:formula="of:=0.5*([.I16]-[.I14])" office:value-type="float" office:value="0">
            <text:p>0.00000</text:p>
          </table:table-cell>
          <table:table-cell table:style-name="ce4" table:formula="of:=0.5*([.J16]-[.J14])" office:value-type="float" office:value="0">
            <text:p>0.00000</text:p>
          </table:table-cell>
          <table:table-cell table:style-name="ce4" table:formula="of:=0.5*([.K16]-[.K14])" office:value-type="float" office:value="0.45054">
            <text:p>0.45054</text:p>
          </table:table-cell>
          <table:table-cell table:style-name="ce4" table:formula="of:=0.5*([.L16]-[.L14])" office:value-type="float" office:value="0">
            <text:p>0.00000</text:p>
          </table:table-cell>
        </table:table-row>
        <table:table-row table:style-name="ro1">
          <table:table-cell/>
          <table:table-cell table:number-columns-repeated="5"/>
          <table:table-cell/>
          <table:table-cell table:number-columns-repeated="5" table:style-name="ce4"/>
          <table:table-cell/>
          <table:table-cell table:number-columns-repeated="5"/>
          <table:table-cell/>
          <table:table-cell table:number-columns-repeated="5"/>
        </table:table-row>
        <table:table-row table:style-name="ro1">
          <table:table-cell table:number-columns-repeated="7"/>
          <table:table-cell table:style-name="ce4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14" office:value-type="string">
            <text:p>Gradient X</text:p>
          </table:table-cell>
          <table:table-cell table:style-name="ce16" table:number-columns-repeated="3"/>
          <table:table-cell table:style-name="ce17"/>
          <table:table-cell/>
          <table:table-cell table:style-name="ce18" office:value-type="string">
            <text:p>Gradient Y</text:p>
          </table:table-cell>
          <table:table-cell table:style-name="ce20" table:number-columns-repeated="3"/>
          <table:table-cell table:style-name="ce21"/>
        </table:table-row>
        <table:table-row table:style-name="ro1">
          <table:table-cell/>
          <table:table-cell table:formula="of:=([.H3]-[.B3])*[.B3]" office:value-type="float" office:value="0">
            <text:p>0.00000</text:p>
          </table:table-cell>
          <table:table-cell table:formula="of:=([.I3]-[.C3])*[.C3]" office:value-type="float" office:value="-0">
            <text:p>0.00000</text:p>
          </table:table-cell>
          <table:table-cell table:formula="of:=([.J3]-[.D3])*[.D3]" office:value-type="float" office:value="0">
            <text:p>0.00000</text:p>
          </table:table-cell>
          <table:table-cell table:formula="of:=([.K3]-[.E3])*[.E3]" office:value-type="float" office:value="0">
            <text:p>0.00000</text:p>
          </table:table-cell>
          <table:table-cell table:formula="of:=([.L3]-[.F3])*[.F3]" office:value-type="float" office:value="0">
            <text:p>0.00000</text:p>
          </table:table-cell>
          <table:table-cell/>
          <table:table-cell table:style-name="ce4" table:number-columns-repeated="5"/>
          <table:table-cell/>
          <table:table-cell table:style-name="ce15" table:formula="of:=([.N3]*[.B3]+[.B10]*[.N10])*[.B34] * 2" office:value-type="float" office:value="0">
            <text:p>0.00000</text:p>
          </table:table-cell>
          <table:table-cell table:style-name="ce15" table:formula="of:=([.O3]*[.C3]+[.C10]*[.O10])*[.C34] * 2" office:value-type="float" office:value="0">
            <text:p>0.00000</text:p>
          </table:table-cell>
          <table:table-cell table:style-name="ce15" table:formula="of:=([.P3]*[.D3]+[.D10]*[.P10])*[.D34] * 2" office:value-type="float" office:value="0">
            <text:p>0.00000</text:p>
          </table:table-cell>
          <table:table-cell table:style-name="ce15" table:formula="of:=([.Q3]*[.E3]+[.E10]*[.Q10])*[.E34] * 2" office:value-type="float" office:value="0">
            <text:p>0.00000</text:p>
          </table:table-cell>
          <table:table-cell table:style-name="ce15" table:formula="of:=([.R3]*[.F3]+[.F10]*[.R10])*[.F34] * 2" office:value-type="float" office:value="0">
            <text:p>0.00000</text:p>
          </table:table-cell>
          <table:table-cell table:style-name="ce4"/>
          <table:table-cell table:style-name="ce19" table:formula="of:=([.T3]*[.B3]+[.B10]*[.T10])*2*[.B34]" office:value-type="float" office:value="0">
            <text:p>0.00000</text:p>
          </table:table-cell>
          <table:table-cell table:style-name="ce19" table:formula="of:=([.U3]*[.C3]+[.C10]*[.U10])*2*[.C34]" office:value-type="float" office:value="0">
            <text:p>0.00000</text:p>
          </table:table-cell>
          <table:table-cell table:style-name="ce19" table:formula="of:=([.V3]*[.D3]+[.D10]*[.V10])*2*[.D34]" office:value-type="float" office:value="0">
            <text:p>0.00000</text:p>
          </table:table-cell>
          <table:table-cell table:style-name="ce19" table:formula="of:=([.W3]*[.E3]+[.E10]*[.W10])*2*[.E34]" office:value-type="float" office:value="0">
            <text:p>0.00000</text:p>
          </table:table-cell>
          <table:table-cell table:style-name="ce19" table:formula="of:=([.X3]*[.F3]+[.F10]*[.X10])*2*[.F34]" office:value-type="float" office:value="0">
            <text:p>0.00000</text:p>
          </table:table-cell>
        </table:table-row>
        <table:table-row table:style-name="ro1">
          <table:table-cell/>
          <table:table-cell table:formula="of:=([.H4]-[.B4])*[.B4]" office:value-type="float" office:value="0">
            <text:p>0.00000</text:p>
          </table:table-cell>
          <table:table-cell table:formula="of:=([.I4]-[.C4])*[.C4]" office:value-type="float" office:value="0">
            <text:p>0.00000</text:p>
          </table:table-cell>
          <table:table-cell table:formula="of:=([.J4]-[.D4])*[.D4]" office:value-type="float" office:value="0">
            <text:p>0.00000</text:p>
          </table:table-cell>
          <table:table-cell table:formula="of:=([.K4]-[.E4])*[.E4]" office:value-type="float" office:value="-0">
            <text:p>0.00000</text:p>
          </table:table-cell>
          <table:table-cell table:formula="of:=([.L4]-[.F4])*[.F4]" office:value-type="float" office:value="0">
            <text:p>0.00000</text:p>
          </table:table-cell>
          <table:table-cell/>
          <table:table-cell table:style-name="ce4" table:number-columns-repeated="5"/>
          <table:table-cell/>
          <table:table-cell table:style-name="ce15" table:formula="of:=([.N4]*[.B4]+[.B11]*[.N11])*[.B35] * 2" office:value-type="float" office:value="0">
            <text:p>0.00000</text:p>
          </table:table-cell>
          <table:table-cell table:style-name="ce15" table:formula="of:=([.O4]*[.C4]+[.C11]*[.O11])*[.C35] * 2" office:value-type="float" office:value="0">
            <text:p>0.00000</text:p>
          </table:table-cell>
          <table:table-cell table:style-name="ce15" table:formula="of:=([.P4]*[.D4]+[.D11]*[.P11])*[.D35] * 2" office:value-type="float" office:value="0.489758798606789">
            <text:p>0.48976</text:p>
          </table:table-cell>
          <table:table-cell table:style-name="ce15" table:formula="of:=([.Q4]*[.E4]+[.E11]*[.Q11])*[.E35] * 2" office:value-type="float" office:value="0">
            <text:p>0.00000</text:p>
          </table:table-cell>
          <table:table-cell table:style-name="ce15" table:formula="of:=([.R4]*[.F4]+[.F11]*[.R11])*[.F35] * 2" office:value-type="float" office:value="0">
            <text:p>0.00000</text:p>
          </table:table-cell>
          <table:table-cell table:style-name="ce4"/>
          <table:table-cell table:style-name="ce19" table:formula="of:=([.T4]*[.B4]+[.B11]*[.T11])*2*[.B35]" office:value-type="float" office:value="0">
            <text:p>0.00000</text:p>
          </table:table-cell>
          <table:table-cell table:style-name="ce19" table:formula="of:=([.U4]*[.C4]+[.C11]*[.U11])*2*[.C35]" office:value-type="float" office:value="0">
            <text:p>0.00000</text:p>
          </table:table-cell>
          <table:table-cell table:style-name="ce19" table:formula="of:=([.V4]*[.D4]+[.D11]*[.V11])*2*[.D35]" office:value-type="float" office:value="1.14901375184711">
            <text:p>1.14901</text:p>
          </table:table-cell>
          <table:table-cell table:style-name="ce19" table:formula="of:=([.W4]*[.E4]+[.E11]*[.W11])*2*[.E35]" office:value-type="float" office:value="0">
            <text:p>0.00000</text:p>
          </table:table-cell>
          <table:table-cell table:style-name="ce19" table:formula="of:=([.X4]*[.F4]+[.F11]*[.X11])*2*[.F35]" office:value-type="float" office:value="0">
            <text:p>0.00000</text:p>
          </table:table-cell>
        </table:table-row>
        <table:table-row table:style-name="ro1">
          <table:table-cell/>
          <table:table-cell table:formula="of:=([.H5]-[.B5])*[.B5]" office:value-type="float" office:value="0">
            <text:p>0.00000</text:p>
          </table:table-cell>
          <table:table-cell table:formula="of:=([.I5]-[.C5])*[.C5]" office:value-type="float" office:value="-0.4481097481">
            <text:p>-0.44811</text:p>
          </table:table-cell>
          <table:table-cell table:formula="of:=([.J5]-[.D5])*[.D5]" office:value-type="float" office:value="-0">
            <text:p>0.00000</text:p>
          </table:table-cell>
          <table:table-cell table:formula="of:=([.K5]-[.E5])*[.E5]" office:value-type="float" office:value="-0.8119451664">
            <text:p>-0.81195</text:p>
          </table:table-cell>
          <table:table-cell table:formula="of:=([.L5]-[.F5])*[.F5]" office:value-type="float" office:value="0">
            <text:p>0.00000</text:p>
          </table:table-cell>
          <table:table-cell/>
          <table:table-cell table:style-name="ce4" table:number-columns-repeated="5"/>
          <table:table-cell/>
          <table:table-cell table:style-name="ce15" table:formula="of:=([.N5]*[.B5]+[.B12]*[.N12])*[.B36] * 2" office:value-type="float" office:value="0">
            <text:p>0.00000</text:p>
          </table:table-cell>
          <table:table-cell table:style-name="ce15" table:formula="of:=([.O5]*[.C5]+[.C12]*[.O12])*[.C36] * 2" office:value-type="float" office:value="1.34380178238149">
            <text:p>1.34380</text:p>
          </table:table-cell>
          <table:table-cell table:style-name="ce15" table:formula="of:=([.P5]*[.D5]+[.D12]*[.P12])*[.D36] * 2" office:value-type="float" office:value="-0">
            <text:p>0.00000</text:p>
          </table:table-cell>
          <table:table-cell table:style-name="ce15" table:formula="of:=([.Q5]*[.E5]+[.E12]*[.Q12])*[.E36] * 2" office:value-type="float" office:value="0.489758798606789">
            <text:p>0.48976</text:p>
          </table:table-cell>
          <table:table-cell table:style-name="ce15" table:formula="of:=([.R5]*[.F5]+[.F12]*[.R12])*[.F36] * 2" office:value-type="float" office:value="0">
            <text:p>0.00000</text:p>
          </table:table-cell>
          <table:table-cell table:style-name="ce4"/>
          <table:table-cell table:style-name="ce19" table:formula="of:=([.T5]*[.B5]+[.B12]*[.T12])*2*[.B36]" office:value-type="float" office:value="0">
            <text:p>0.00000</text:p>
          </table:table-cell>
          <table:table-cell table:style-name="ce19" table:formula="of:=([.U5]*[.C5]+[.C12]*[.U12])*2*[.C36]" office:value-type="float" office:value="1.34380178238149">
            <text:p>1.34380</text:p>
          </table:table-cell>
          <table:table-cell table:style-name="ce19" table:formula="of:=([.V5]*[.D5]+[.D12]*[.V12])*2*[.D36]" office:value-type="float" office:value="-0">
            <text:p>0.00000</text:p>
          </table:table-cell>
          <table:table-cell table:style-name="ce19" table:formula="of:=([.W5]*[.E5]+[.E12]*[.W12])*2*[.E36]" office:value-type="float" office:value="0.659254953240324">
            <text:p>0.65925</text:p>
          </table:table-cell>
          <table:table-cell table:style-name="ce19" table:formula="of:=([.X5]*[.F5]+[.F12]*[.X12])*2*[.F36]" office:value-type="float" office:value="0">
            <text:p>0.00000</text:p>
          </table:table-cell>
        </table:table-row>
        <table:table-row table:style-name="ro1">
          <table:table-cell/>
          <table:table-cell table:formula="of:=([.H6]-[.B6])*[.B6]" office:value-type="float" office:value="-0.8119451664">
            <text:p>-0.81195</text:p>
          </table:table-cell>
          <table:table-cell table:formula="of:=([.I6]-[.C6])*[.C6]" office:value-type="float" office:value="0">
            <text:p>0.00000</text:p>
          </table:table-cell>
          <table:table-cell table:formula="of:=([.J6]-[.D6])*[.D6]" office:value-type="float" office:value="-1.0513017109">
            <text:p>-1.05130</text:p>
          </table:table-cell>
          <table:table-cell table:formula="of:=([.K6]-[.E6])*[.E6]" office:value-type="float" office:value="0">
            <text:p>0.00000</text:p>
          </table:table-cell>
          <table:table-cell table:formula="of:=([.L6]-[.F6])*[.F6]" office:value-type="float" office:value="-0">
            <text:p>0.00000</text:p>
          </table:table-cell>
          <table:table-cell/>
          <table:table-cell table:style-name="ce4" table:number-columns-repeated="5"/>
          <table:table-cell/>
          <table:table-cell table:style-name="ce15" table:formula="of:=([.N6]*[.B6]+[.B13]*[.N13])*[.B37] * 2" office:value-type="float" office:value="-0">
            <text:p>0.00000</text:p>
          </table:table-cell>
          <table:table-cell table:style-name="ce15" table:formula="of:=([.O6]*[.C6]+[.C13]*[.O13])*[.C37] * 2" office:value-type="float" office:value="0">
            <text:p>0.00000</text:p>
          </table:table-cell>
          <table:table-cell table:style-name="ce15" table:formula="of:=([.P6]*[.D6]+[.D13]*[.P13])*[.D37] * 2" office:value-type="float" office:value="0.904432940999022">
            <text:p>0.90443</text:p>
          </table:table-cell>
          <table:table-cell table:style-name="ce15" table:formula="of:=([.Q6]*[.E6]+[.E13]*[.Q13])*[.E37] * 2" office:value-type="float" office:value="-0">
            <text:p>0.00000</text:p>
          </table:table-cell>
          <table:table-cell table:style-name="ce15" table:formula="of:=([.R6]*[.F6]+[.F13]*[.R13])*[.F37] * 2" office:value-type="float" office:value="0">
            <text:p>0.00000</text:p>
          </table:table-cell>
          <table:table-cell table:style-name="ce4"/>
          <table:table-cell table:style-name="ce19" table:formula="of:=([.T6]*[.B6]+[.B13]*[.T13])*2*[.B37]" office:value-type="float" office:value="0.659254953240324">
            <text:p>0.65925</text:p>
          </table:table-cell>
          <table:table-cell table:style-name="ce19" table:formula="of:=([.U6]*[.C6]+[.C13]*[.U13])*2*[.C37]" office:value-type="float" office:value="0">
            <text:p>0.00000</text:p>
          </table:table-cell>
          <table:table-cell table:style-name="ce19" table:formula="of:=([.V6]*[.D6]+[.D13]*[.V13])*2*[.D37]" office:value-type="float" office:value="1.34380178238149">
            <text:p>1.34380</text:p>
          </table:table-cell>
          <table:table-cell table:style-name="ce19" table:formula="of:=([.W6]*[.E6]+[.E13]*[.W13])*2*[.E37]" office:value-type="float" office:value="1.31850990648065">
            <text:p>1.31851</text:p>
          </table:table-cell>
          <table:table-cell table:style-name="ce19" table:formula="of:=([.X6]*[.F6]+[.F13]*[.X13])*2*[.F37]" office:value-type="float" office:value="0">
            <text:p>0.00000</text:p>
          </table:table-cell>
        </table:table-row>
        <table:table-row table:style-name="ro1">
          <table:table-cell/>
          <table:table-cell table:formula="of:=([.H7]-[.B7])*[.B7]" office:value-type="float" office:value="0">
            <text:p>0.00000</text:p>
          </table:table-cell>
          <table:table-cell table:formula="of:=([.I7]-[.C7])*[.C7]" office:value-type="float" office:value="0">
            <text:p>0.00000</text:p>
          </table:table-cell>
          <table:table-cell table:formula="of:=([.J7]-[.D7])*[.D7]" office:value-type="float" office:value="-0.8119451664">
            <text:p>-0.81195</text:p>
          </table:table-cell>
          <table:table-cell table:formula="of:=([.K7]-[.E7])*[.E7]" office:value-type="float" office:value="0">
            <text:p>0.00000</text:p>
          </table:table-cell>
          <table:table-cell table:formula="of:=([.L7]-[.F7])*[.F7]" office:value-type="float" office:value="-0.8119451664">
            <text:p>-0.81195</text:p>
          </table:table-cell>
          <table:table-cell/>
          <table:table-cell table:style-name="ce4" table:number-columns-repeated="5"/>
          <table:table-cell/>
          <table:table-cell table:style-name="ce15" table:formula="of:=([.N7]*[.B7]+[.B14]*[.N14])*[.B38] * 2" office:value-type="float" office:value="0">
            <text:p>0.00000</text:p>
          </table:table-cell>
          <table:table-cell table:style-name="ce15" table:formula="of:=([.O7]*[.C7]+[.C14]*[.O14])*[.C38] * 2" office:value-type="float" office:value="-0">
            <text:p>0.00000</text:p>
          </table:table-cell>
          <table:table-cell table:style-name="ce15" table:formula="of:=([.P7]*[.D7]+[.D14]*[.P14])*[.D38] * 2" office:value-type="float" office:value="-0">
            <text:p>0.00000</text:p>
          </table:table-cell>
          <table:table-cell table:style-name="ce15" table:formula="of:=([.Q7]*[.E7]+[.E14]*[.Q14])*[.E38] * 2" office:value-type="float" office:value="0">
            <text:p>0.00000</text:p>
          </table:table-cell>
          <table:table-cell table:style-name="ce15" table:formula="of:=([.R7]*[.F7]+[.F14]*[.R14])*[.F38] * 2" office:value-type="float" office:value="-0">
            <text:p>0.00000</text:p>
          </table:table-cell>
          <table:table-cell table:style-name="ce4"/>
          <table:table-cell table:style-name="ce19" table:formula="of:=([.T7]*[.B7]+[.B14]*[.T14])*2*[.B38]" office:value-type="float" office:value="0">
            <text:p>0.00000</text:p>
          </table:table-cell>
          <table:table-cell table:style-name="ce19" table:formula="of:=([.U7]*[.C7]+[.C14]*[.U14])*2*[.C38]" office:value-type="float" office:value="0.659254953240324">
            <text:p>0.65925</text:p>
          </table:table-cell>
          <table:table-cell table:style-name="ce19" table:formula="of:=([.V7]*[.D7]+[.D14]*[.V14])*2*[.D38]" office:value-type="float" office:value="0.659254953240324">
            <text:p>0.65925</text:p>
          </table:table-cell>
          <table:table-cell table:style-name="ce19" table:formula="of:=([.W7]*[.E7]+[.E14]*[.W14])*2*[.E38]" office:value-type="float" office:value="0">
            <text:p>0.00000</text:p>
          </table:table-cell>
          <table:table-cell table:style-name="ce19" table:formula="of:=([.X7]*[.F7]+[.F14]*[.X14])*2*[.F38]" office:value-type="float" office:value="0.659254953240324">
            <text:p>0.65925</text:p>
          </table:table-cell>
        </table:table-row>
        <table:table-row table:style-name="ro1">
          <table:table-cell/>
          <table:table-cell table:formula="of:=([.H8]-[.B8])*[.B8]" office:value-type="float" office:value="0">
            <text:p>0.00000</text:p>
          </table:table-cell>
          <table:table-cell table:formula="of:=([.I8]-[.C8])*[.C8]" office:value-type="float" office:value="0">
            <text:p>0.00000</text:p>
          </table:table-cell>
          <table:table-cell table:formula="of:=([.J8]-[.D8])*[.D8]" office:value-type="float" office:value="0">
            <text:p>0.00000</text:p>
          </table:table-cell>
          <table:table-cell table:formula="of:=([.K8]-[.E8])*[.E8]" office:value-type="float" office:value="0">
            <text:p>0.00000</text:p>
          </table:table-cell>
          <table:table-cell table:formula="of:=([.L8]-[.F8])*[.F8]" office:value-type="float" office:value="0">
            <text:p>0.00000</text:p>
          </table:table-cell>
          <table:table-cell/>
          <table:table-cell table:style-name="ce4" table:number-columns-repeated="5"/>
          <table:table-cell/>
          <table:table-cell table:style-name="ce15" table:formula="of:=([.N8]*[.B8]+[.B15]*[.N15])*[.B39] * 2" office:value-type="float" office:value="0">
            <text:p>0.00000</text:p>
          </table:table-cell>
          <table:table-cell table:style-name="ce15" table:formula="of:=([.O8]*[.C8]+[.C15]*[.O15])*[.C39] * 2" office:value-type="float" office:value="0">
            <text:p>0.00000</text:p>
          </table:table-cell>
          <table:table-cell table:style-name="ce15" table:formula="of:=([.P8]*[.D8]+[.D15]*[.P15])*[.D39] * 2" office:value-type="float" office:value="0">
            <text:p>0.00000</text:p>
          </table:table-cell>
          <table:table-cell table:style-name="ce15" table:formula="of:=([.Q8]*[.E8]+[.E15]*[.Q15])*[.E39] * 2" office:value-type="float" office:value="-0">
            <text:p>0.00000</text:p>
          </table:table-cell>
          <table:table-cell table:style-name="ce15" table:formula="of:=([.R8]*[.F8]+[.F15]*[.R15])*[.F39] * 2" office:value-type="float" office:value="0">
            <text:p>0.00000</text:p>
          </table:table-cell>
          <table:table-cell table:style-name="ce4"/>
          <table:table-cell table:style-name="ce19" table:formula="of:=([.T8]*[.B8]+[.B15]*[.T15])*2*[.B39]" office:value-type="float" office:value="0">
            <text:p>0.00000</text:p>
          </table:table-cell>
          <table:table-cell table:style-name="ce19" table:formula="of:=([.U8]*[.C8]+[.C15]*[.U15])*2*[.C39]" office:value-type="float" office:value="0">
            <text:p>0.00000</text:p>
          </table:table-cell>
          <table:table-cell table:style-name="ce19" table:formula="of:=([.V8]*[.D8]+[.D15]*[.V15])*2*[.D39]" office:value-type="float" office:value="0">
            <text:p>0.00000</text:p>
          </table:table-cell>
          <table:table-cell table:style-name="ce19" table:formula="of:=([.W8]*[.E8]+[.E15]*[.W15])*2*[.E39]" office:value-type="float" office:value="0.659254953240324">
            <text:p>0.65925</text:p>
          </table:table-cell>
          <table:table-cell table:style-name="ce19" table:formula="of:=([.X8]*[.F8]+[.F15]*[.X15])*2*[.F39]" office:value-type="float" office:value="0">
            <text:p>0.00000</text:p>
          </table:table-cell>
        </table:table-row>
        <table:table-row table:style-name="ro1">
          <table:table-cell table:number-columns-repeated="7"/>
          <table:table-cell table:style-name="ce4" table:number-columns-repeated="5"/>
          <table:table-cell/>
          <table:table-cell table:style-name="ce15" table:formula="of:=([.N9]*[.B9]+[.B16]*[.N16])*[.B40] * 2" office:value-type="float" office:value="0">
            <text:p>0.00000</text:p>
          </table:table-cell>
          <table:table-cell table:style-name="ce15" table:formula="of:=([.O9]*[.C9]+[.C16]*[.O16])*[.C40] * 2" office:value-type="float" office:value="0">
            <text:p>0.00000</text:p>
          </table:table-cell>
          <table:table-cell table:style-name="ce15" table:formula="of:=([.P9]*[.D9]+[.D16]*[.P16])*[.D40] * 2" office:value-type="float" office:value="0">
            <text:p>0.00000</text:p>
          </table:table-cell>
          <table:table-cell table:style-name="ce15" table:formula="of:=([.Q9]*[.E9]+[.E16]*[.Q16])*[.E40] * 2" office:value-type="float" office:value="0">
            <text:p>0.00000</text:p>
          </table:table-cell>
          <table:table-cell table:style-name="ce15" table:formula="of:=([.R9]*[.F9]+[.F16]*[.R16])*[.F40] * 2" office:value-type="float" office:value="0">
            <text:p>0.00000</text:p>
          </table:table-cell>
          <table:table-cell table:style-name="ce4"/>
          <table:table-cell table:style-name="ce19" table:formula="of:=([.T9]*[.B9]+[.B16]*[.T16])*2*[.B40]" office:value-type="float" office:value="0">
            <text:p>0.00000</text:p>
          </table:table-cell>
          <table:table-cell table:style-name="ce19" table:formula="of:=([.U9]*[.C9]+[.C16]*[.U16])*2*[.C40]" office:value-type="float" office:value="0">
            <text:p>0.00000</text:p>
          </table:table-cell>
          <table:table-cell table:style-name="ce19" table:formula="of:=([.V9]*[.D9]+[.D16]*[.V16])*2*[.D40]" office:value-type="float" office:value="0">
            <text:p>0.00000</text:p>
          </table:table-cell>
          <table:table-cell table:style-name="ce19" table:formula="of:=([.W9]*[.E9]+[.E16]*[.W16])*2*[.E40]" office:value-type="float" office:value="0">
            <text:p>0.00000</text:p>
          </table:table-cell>
          <table:table-cell table:style-name="ce19" table:formula="of:=([.X9]*[.F9]+[.F16]*[.X16])*2*[.F40]" office:value-type="float" office:value="0">
            <text:p>0.00000</text:p>
          </table:table-cell>
        </table:table-row>
        <table:table-row table:style-name="ro1">
          <table:table-cell/>
          <table:table-cell table:formula="of:=([.H10]-[.B10])*[.B10]" office:value-type="float" office:value="0">
            <text:p>0.00000</text:p>
          </table:table-cell>
          <table:table-cell table:formula="of:=([.I10]-[.C10])*[.C10]" office:value-type="float" office:value="0">
            <text:p>0.00000</text:p>
          </table:table-cell>
          <table:table-cell table:formula="of:=([.J10]-[.D10])*[.D10]" office:value-type="float" office:value="0">
            <text:p>0.00000</text:p>
          </table:table-cell>
          <table:table-cell table:formula="of:=([.K10]-[.E10])*[.E10]" office:value-type="float" office:value="0">
            <text:p>0.00000</text:p>
          </table:table-cell>
          <table:table-cell table:formula="of:=([.L10]-[.F10])*[.F10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([.H11]-[.B11])*[.B11]" office:value-type="float" office:value="0">
            <text:p>0.00000</text:p>
          </table:table-cell>
          <table:table-cell table:formula="of:=([.I11]-[.C11])*[.C11]" office:value-type="float" office:value="0">
            <text:p>0.00000</text:p>
          </table:table-cell>
          <table:table-cell table:formula="of:=([.J11]-[.D11])*[.D11]" office:value-type="float" office:value="-0.8119451664">
            <text:p>-0.81195</text:p>
          </table:table-cell>
          <table:table-cell table:formula="of:=([.K11]-[.E11])*[.E11]" office:value-type="float" office:value="0">
            <text:p>0.00000</text:p>
          </table:table-cell>
          <table:table-cell table:formula="of:=([.L11]-[.F11])*[.F11]" office:value-type="float" office:value="0">
            <text:p>0.00000</text:p>
          </table:table-cell>
          <table:table-cell table:style-name="Default"/>
          <table:table-cell table:number-columns-repeated="6"/>
          <table:table-cell table:formula="of:=[.N19]*0+[.N20]*1+[.N21]*2+[.N22]*3+[.N23]*4+[.N24]*5" office:value-type="float" office:value="0">
            <text:p>0</text:p>
          </table:table-cell>
          <table:table-cell table:formula="of:=[.O19]*0+[.O20]*1+[.O21]*2+[.O22]*3+[.O23]*4+[.O24]*5" office:value-type="float" office:value="2.68760356476297">
            <text:p>2.69</text:p>
          </table:table-cell>
          <table:table-cell table:formula="of:=[.P19]*0+[.P20]*1+[.P21]*2+[.P22]*3+[.P23]*4+[.P24]*5" office:value-type="float" office:value="3.20305762160385">
            <text:p>3.2</text:p>
          </table:table-cell>
          <table:table-cell table:formula="of:=[.Q19]*0+[.Q20]*1+[.Q21]*2+[.Q22]*3+[.Q23]*4+[.Q24]*5" office:value-type="float" office:value="0.979517597213578">
            <text:p>0.98</text:p>
          </table:table-cell>
          <table:table-cell table:formula="of:=[.R19]*0+[.R20]*1+[.R21]*2+[.R22]*3+[.R23]*4+[.R24]*5" office:value-type="float" office:value="0">
            <text:p>0</text:p>
          </table:table-cell>
          <table:table-cell/>
          <table:table-cell table:formula="of:=[.T19]*0+[.T20]*1+[.T21]*2+[.T22]*3+[.T23]*4+[.T24]*5" office:value-type="float" office:value="1.97776485972097">
            <text:p>1.98</text:p>
          </table:table-cell>
          <table:table-cell table:formula="of:=[.U19]*0+[.U20]*1+[.U21]*2+[.U22]*3+[.U23]*4+[.U24]*5" office:value-type="float" office:value="5.32462337772427">
            <text:p>5.32</text:p>
          </table:table-cell>
          <table:table-cell table:formula="of:=[.V19]*0+[.V20]*1+[.V21]*2+[.V22]*3+[.V23]*4+[.V24]*5" office:value-type="float" office:value="7.81743891195287">
            <text:p>7.82</text:p>
          </table:table-cell>
          <table:table-cell table:formula="of:=[.W19]*0+[.W20]*1+[.W21]*2+[.W22]*3+[.W23]*4+[.W24]*5" office:value-type="float" office:value="8.57031439212421">
            <text:p>8.57</text:p>
          </table:table-cell>
          <table:table-cell table:formula="of:=[.X19]*0+[.X20]*1+[.X21]*2+[.X22]*3+[.X23]*4+[.X24]*5" office:value-type="float" office:value="2.6370198129613">
            <text:p>2.64</text:p>
          </table:table-cell>
        </table:table-row>
        <table:table-row table:style-name="ro1">
          <table:table-cell/>
          <table:table-cell table:formula="of:=([.H12]-[.B12])*[.B12]" office:value-type="float" office:value="0">
            <text:p>0.00000</text:p>
          </table:table-cell>
          <table:table-cell table:formula="of:=([.I12]-[.C12])*[.C12]" office:value-type="float" office:value="-0.4481097481">
            <text:p>-0.44811</text:p>
          </table:table-cell>
          <table:table-cell table:formula="of:=([.J12]-[.D12])*[.D12]" office:value-type="float" office:value="-0">
            <text:p>0.00000</text:p>
          </table:table-cell>
          <table:table-cell table:formula="of:=([.K12]-[.E12])*[.E12]" office:value-type="float" office:value="0">
            <text:p>0.00000</text:p>
          </table:table-cell>
          <table:table-cell table:formula="of:=([.L12]-[.F12])*[.F12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([.H13]-[.B13])*[.B13]" office:value-type="float" office:value="0">
            <text:p>0.00000</text:p>
          </table:table-cell>
          <table:table-cell table:formula="of:=([.I13]-[.C13])*[.C13]" office:value-type="float" office:value="-0">
            <text:p>0.00000</text:p>
          </table:table-cell>
          <table:table-cell table:formula="of:=([.J13]-[.D13])*[.D13]" office:value-type="float" office:value="-0.4481097481">
            <text:p>-0.44811</text:p>
          </table:table-cell>
          <table:table-cell table:formula="of:=([.K13]-[.E13])*[.E13]" office:value-type="float" office:value="-0.8119451664">
            <text:p>-0.81195</text:p>
          </table:table-cell>
          <table:table-cell table:formula="of:=([.L13]-[.F13])*[.F13]" office:value-type="float" office:value="0">
            <text:p>0.00000</text:p>
          </table:table-cell>
          <table:table-cell table:style-name="Default"/>
          <table:table-cell table:number-columns-repeated="5"/>
          <table:table-cell table:formula="of:=[.N19]*0+[.O19]*1+[.P19]*2+[.Q19]*3+[.R19]*4" office:value-type="float" office:value="0">
            <text:p>0</text:p>
          </table:table-cell>
          <table:table-cell table:number-columns-repeated="5"/>
          <table:table-cell table:formula="of:=[.T19]*0+[.U19]*1+[.V19]*2+[.W19]*3+[.X19]*4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([.H14]-[.B14])*[.B14]" office:value-type="float" office:value="0">
            <text:p>0.00000</text:p>
          </table:table-cell>
          <table:table-cell table:formula="of:=([.I14]-[.C14])*[.C14]" office:value-type="float" office:value="-0.8119451664">
            <text:p>-0.81195</text:p>
          </table:table-cell>
          <table:table-cell table:formula="of:=([.J14]-[.D14])*[.D14]" office:value-type="float" office:value="0">
            <text:p>0.00000</text:p>
          </table:table-cell>
          <table:table-cell table:formula="of:=([.K14]-[.E14])*[.E14]" office:value-type="float" office:value="-0">
            <text:p>0.00000</text:p>
          </table:table-cell>
          <table:table-cell table:formula="of:=([.L14]-[.F14])*[.F14]" office:value-type="float" office:value="0">
            <text:p>0.00000</text:p>
          </table:table-cell>
          <table:table-cell table:style-name="Default"/>
          <table:table-cell table:number-columns-repeated="5"/>
          <table:table-cell table:formula="of:=[.N20]*0+[.O20]*1+[.P20]*2+[.Q20]*3+[.R20]*4" office:value-type="float" office:value="0.979517597213578">
            <text:p>0.98</text:p>
          </table:table-cell>
          <table:table-cell table:number-columns-repeated="5"/>
          <table:table-cell table:formula="of:=[.T20]*0+[.U20]*1+[.V20]*2+[.W20]*3+[.X20]*4" office:value-type="float" office:value="2.29802750369423">
            <text:p>2.3</text:p>
          </table:table-cell>
          <table:table-cell table:number-columns-repeated="5"/>
        </table:table-row>
        <table:table-row table:style-name="ro1">
          <table:table-cell/>
          <table:table-cell table:formula="of:=([.H15]-[.B15])*[.B15]" office:value-type="float" office:value="0">
            <text:p>0.00000</text:p>
          </table:table-cell>
          <table:table-cell table:formula="of:=([.I15]-[.C15])*[.C15]" office:value-type="float" office:value="0">
            <text:p>0.00000</text:p>
          </table:table-cell>
          <table:table-cell table:formula="of:=([.J15]-[.D15])*[.D15]" office:value-type="float" office:value="0">
            <text:p>0.00000</text:p>
          </table:table-cell>
          <table:table-cell table:formula="of:=([.K15]-[.E15])*[.E15]" office:value-type="float" office:value="-0.8119451664">
            <text:p>-0.81195</text:p>
          </table:table-cell>
          <table:table-cell table:formula="of:=([.L15]-[.F15])*[.F15]" office:value-type="float" office:value="0">
            <text:p>0.00000</text:p>
          </table:table-cell>
          <table:table-cell table:style-name="Default"/>
          <table:table-cell table:number-columns-repeated="5"/>
          <table:table-cell table:formula="of:=[.N21]*0+[.O21]*1+[.P21]*2+[.Q21]*3+[.R21]*4" office:value-type="float" office:value="2.81307817820185">
            <text:p>2.81</text:p>
          </table:table-cell>
          <table:table-cell table:number-columns-repeated="5"/>
          <table:table-cell table:formula="of:=[.T21]*0+[.U21]*1+[.V21]*2+[.W21]*3+[.X21]*4" office:value-type="float" office:value="3.32156664210246">
            <text:p>3.3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formula="of:=[.N22]*0+[.O22]*1+[.P22]*2+[.Q22]*3+[.R22]*4" office:value-type="float" office:value="1.80886588199804">
            <text:p>1.81</text:p>
          </table:table-cell>
          <table:table-cell table:number-columns-repeated="5"/>
          <table:table-cell table:formula="of:=[.T22]*0+[.U22]*1+[.V22]*2+[.W22]*3+[.X22]*4" office:value-type="float" office:value="6.64313328420492">
            <text:p>6.6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formula="of:=[.N23]*0+[.O23]*1+[.P23]*2+[.Q23]*3+[.R23]*4" office:value-type="float" office:value="0">
            <text:p>0</text:p>
          </table:table-cell>
          <table:table-cell table:number-columns-repeated="5"/>
          <table:table-cell table:formula="of:=[.T23]*0+[.U23]*1+[.V23]*2+[.W23]*3+[.X23]*4" office:value-type="float" office:value="4.61478467268227">
            <text:p>4.61</text:p>
          </table:table-cell>
          <table:table-cell table:number-columns-repeated="5"/>
        </table:table-row>
        <table:table-row table:style-name="ro1">
          <table:table-cell/>
          <table:table-cell table:formula="of:=[.B19]+[.B26]" office:value-type="float" office:value="0">
            <text:p>0.00000</text:p>
          </table:table-cell>
          <table:table-cell table:formula="of:=[.C19]+[.C26]" office:value-type="float" office:value="0">
            <text:p>0.00000</text:p>
          </table:table-cell>
          <table:table-cell table:formula="of:=[.D19]+[.D26]" office:value-type="float" office:value="0">
            <text:p>0.00000</text:p>
          </table:table-cell>
          <table:table-cell table:formula="of:=[.E19]+[.E26]" office:value-type="float" office:value="0">
            <text:p>0.00000</text:p>
          </table:table-cell>
          <table:table-cell table:formula="of:=[.F19]+[.F26]" office:value-type="float" office:value="0">
            <text:p>0.00000</text:p>
          </table:table-cell>
          <table:table-cell table:style-name="Default"/>
          <table:table-cell table:number-columns-repeated="5"/>
          <table:table-cell table:formula="of:=[.N24]*0+[.O24]*1+[.P24]*2+[.Q24]*3+[.R24]*4" office:value-type="float" office:value="0">
            <text:p>0</text:p>
          </table:table-cell>
          <table:table-cell table:number-columns-repeated="5"/>
          <table:table-cell table:formula="of:=[.T24]*0+[.U24]*1+[.V24]*2+[.W24]*3+[.X24]*4" office:value-type="float" office:value="1.97776485972097">
            <text:p>1.98</text:p>
          </table:table-cell>
          <table:table-cell table:number-columns-repeated="5"/>
        </table:table-row>
        <table:table-row table:style-name="ro1">
          <table:table-cell/>
          <table:table-cell table:formula="of:=[.B20]+[.B27]" office:value-type="float" office:value="0">
            <text:p>0.00000</text:p>
          </table:table-cell>
          <table:table-cell table:formula="of:=[.C20]+[.C27]" office:value-type="float" office:value="0">
            <text:p>0.00000</text:p>
          </table:table-cell>
          <table:table-cell table:formula="of:=[.D20]+[.D27]" office:value-type="float" office:value="-0.8119451664">
            <text:p>-0.81195</text:p>
          </table:table-cell>
          <table:table-cell table:formula="of:=[.E20]+[.E27]" office:value-type="float" office:value="0">
            <text:p>0.00000</text:p>
          </table:table-cell>
          <table:table-cell table:formula="of:=[.F20]+[.F27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21]+[.B28]" office:value-type="float" office:value="0">
            <text:p>0.00000</text:p>
          </table:table-cell>
          <table:table-cell table:formula="of:=[.C21]+[.C28]" office:value-type="float" office:value="-0.8962194962">
            <text:p>-0.89622</text:p>
          </table:table-cell>
          <table:table-cell table:formula="of:=[.D21]+[.D28]" office:value-type="float" office:value="-0">
            <text:p>0.00000</text:p>
          </table:table-cell>
          <table:table-cell table:formula="of:=[.E21]+[.E28]" office:value-type="float" office:value="-0.8119451664">
            <text:p>-0.81195</text:p>
          </table:table-cell>
          <table:table-cell table:formula="of:=[.F21]+[.F28]" office:value-type="float" office:value="0">
            <text:p>0.00000</text:p>
          </table:table-cell>
          <table:table-cell table:style-name="Default"/>
          <table:table-cell table:number-columns-repeated="5"/>
          <table:table-cell table:style-name="ce4" table:formula="of:=SUM([.M29:.M34])" office:value-type="float" office:value="5.60146165741348">
            <text:p>5.60146</text:p>
          </table:table-cell>
          <table:table-cell table:style-name="ce4" table:formula="of:=SUM([.N27:.R27])" office:value-type="float" office:value="6.87017878358041">
            <text:p>6.87018</text:p>
          </table:table-cell>
          <table:table-cell table:style-name="ce4" table:formula="of:=SUM([.S29:.S34])" office:value-type="float" office:value="18.8552769624048">
            <text:p>18.85528</text:p>
          </table:table-cell>
          <table:table-cell table:style-name="ce4" table:formula="of:=SUM([.T27:.X27])" office:value-type="float" office:value="26.3271613544836">
            <text:p>26.32716</text:p>
          </table:table-cell>
          <table:table-cell table:number-columns-repeated="2" table:style-name="ce4" office:value-type="float" office:value="0">
            <text:p>0.00000</text:p>
          </table:table-cell>
          <table:table-cell table:style-name="ce4" table:formula="of:=SUM([.N19:.R25])" office:value-type="float" office:value="3.22775232059409">
            <text:p>3.22775</text:p>
          </table:table-cell>
          <table:table-cell table:style-name="ce4" table:formula="of:=SUM([.T19:.X25])" office:value-type="float" office:value="9.11065694253268">
            <text:p>9.11066</text:p>
          </table:table-cell>
          <table:table-cell table:number-columns-repeated="4"/>
        </table:table-row>
        <table:table-row table:style-name="ro1">
          <table:table-cell/>
          <table:table-cell table:formula="of:=[.B22]+[.B29]" office:value-type="float" office:value="-0.8119451664">
            <text:p>-0.81195</text:p>
          </table:table-cell>
          <table:table-cell table:formula="of:=[.C22]+[.C29]" office:value-type="float" office:value="0">
            <text:p>0.00000</text:p>
          </table:table-cell>
          <table:table-cell table:formula="of:=[.D22]+[.D29]" office:value-type="float" office:value="-1.499411459">
            <text:p>-1.49941</text:p>
          </table:table-cell>
          <table:table-cell table:formula="of:=[.E22]+[.E29]" office:value-type="float" office:value="-0.8119451664">
            <text:p>-0.81195</text:p>
          </table:table-cell>
          <table:table-cell table:formula="of:=[.F22]+[.F29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23]+[.B30]" office:value-type="float" office:value="0">
            <text:p>0.00000</text:p>
          </table:table-cell>
          <table:table-cell table:formula="of:=[.C23]+[.C30]" office:value-type="float" office:value="-0.8119451664">
            <text:p>-0.81195</text:p>
          </table:table-cell>
          <table:table-cell table:formula="of:=[.D23]+[.D30]" office:value-type="float" office:value="-0.8119451664">
            <text:p>-0.81195</text:p>
          </table:table-cell>
          <table:table-cell table:formula="of:=[.E23]+[.E30]" office:value-type="float" office:value="0">
            <text:p>0.00000</text:p>
          </table:table-cell>
          <table:table-cell table:formula="of:=[.F23]+[.F30]" office:value-type="float" office:value="-0.8119451664">
            <text:p>-0.8119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24]+[.B31]" office:value-type="float" office:value="0">
            <text:p>0.00000</text:p>
          </table:table-cell>
          <table:table-cell table:formula="of:=[.C24]+[.C31]" office:value-type="float" office:value="0">
            <text:p>0.00000</text:p>
          </table:table-cell>
          <table:table-cell table:formula="of:=[.D24]+[.D31]" office:value-type="float" office:value="0">
            <text:p>0.00000</text:p>
          </table:table-cell>
          <table:table-cell table:formula="of:=[.E24]+[.E31]" office:value-type="float" office:value="-0.8119451664">
            <text:p>-0.81195</text:p>
          </table:table-cell>
          <table:table-cell table:formula="of:=[.F24]+[.F31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4]*[.B34]" office:value-type="float" office:value="0">
            <text:p>0.00000</text:p>
          </table:table-cell>
          <table:table-cell table:formula="of:=[.C34]*[.C34]" office:value-type="float" office:value="0">
            <text:p>0.00000</text:p>
          </table:table-cell>
          <table:table-cell table:formula="of:=[.D34]*[.D34]" office:value-type="float" office:value="0">
            <text:p>0.00000</text:p>
          </table:table-cell>
          <table:table-cell table:formula="of:=[.E34]*[.E34]" office:value-type="float" office:value="0">
            <text:p>0.00000</text:p>
          </table:table-cell>
          <table:table-cell table:formula="of:=[.F34]*[.F34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5]*[.B35]" office:value-type="float" office:value="0">
            <text:p>0.00000</text:p>
          </table:table-cell>
          <table:table-cell table:formula="of:=[.C35]*[.C35]" office:value-type="float" office:value="0">
            <text:p>0.00000</text:p>
          </table:table-cell>
          <table:table-cell table:formula="of:=[.D35]*[.D35]" office:value-type="float" office:value="0.659254953240324">
            <text:p>0.65925</text:p>
          </table:table-cell>
          <table:table-cell table:formula="of:=[.E35]*[.E35]" office:value-type="float" office:value="0">
            <text:p>0.00000</text:p>
          </table:table-cell>
          <table:table-cell table:formula="of:=[.F35]*[.F35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6]*[.B36]" office:value-type="float" office:value="0">
            <text:p>0.00000</text:p>
          </table:table-cell>
          <table:table-cell table:formula="of:=[.C36]*[.C36]" office:value-type="float" office:value="0.803209385368982">
            <text:p>0.80321</text:p>
          </table:table-cell>
          <table:table-cell table:formula="of:=[.D36]*[.D36]" office:value-type="float" office:value="0">
            <text:p>0.00000</text:p>
          </table:table-cell>
          <table:table-cell table:formula="of:=[.E36]*[.E36]" office:value-type="float" office:value="0.659254953240324">
            <text:p>0.65925</text:p>
          </table:table-cell>
          <table:table-cell table:formula="of:=[.F36]*[.F36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7]*[.B37]" office:value-type="float" office:value="0.659254953240324">
            <text:p>0.65925</text:p>
          </table:table-cell>
          <table:table-cell table:formula="of:=[.C37]*[.C37]" office:value-type="float" office:value="0">
            <text:p>0.00000</text:p>
          </table:table-cell>
          <table:table-cell table:formula="of:=[.D37]*[.D37]" office:value-type="float" office:value="2.24823472338051">
            <text:p>2.24823</text:p>
          </table:table-cell>
          <table:table-cell table:formula="of:=[.E37]*[.E37]" office:value-type="float" office:value="0.659254953240324">
            <text:p>0.65925</text:p>
          </table:table-cell>
          <table:table-cell table:formula="of:=[.F37]*[.F37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8]*[.B38]" office:value-type="float" office:value="0">
            <text:p>0.00000</text:p>
          </table:table-cell>
          <table:table-cell table:formula="of:=[.C38]*[.C38]" office:value-type="float" office:value="0.659254953240324">
            <text:p>0.65925</text:p>
          </table:table-cell>
          <table:table-cell table:formula="of:=[.D38]*[.D38]" office:value-type="float" office:value="0.659254953240324">
            <text:p>0.65925</text:p>
          </table:table-cell>
          <table:table-cell table:formula="of:=[.E38]*[.E38]" office:value-type="float" office:value="0">
            <text:p>0.00000</text:p>
          </table:table-cell>
          <table:table-cell table:formula="of:=[.F38]*[.F38]" office:value-type="float" office:value="0.659254953240324">
            <text:p>0.6592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formula="of:=[.B39]*[.B39]" office:value-type="float" office:value="0">
            <text:p>0.00000</text:p>
          </table:table-cell>
          <table:table-cell table:formula="of:=[.C39]*[.C39]" office:value-type="float" office:value="0">
            <text:p>0.00000</text:p>
          </table:table-cell>
          <table:table-cell table:formula="of:=[.D39]*[.D39]" office:value-type="float" office:value="0">
            <text:p>0.00000</text:p>
          </table:table-cell>
          <table:table-cell table:formula="of:=[.E39]*[.E39]" office:value-type="float" office:value="0.659254953240324">
            <text:p>0.65925</text:p>
          </table:table-cell>
          <table:table-cell table:formula="of:=[.F39]*[.F39]" office:value-type="float" office:value="0">
            <text:p>0.00000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number-columns-repeated="5" office:value-type="string">
            <text:p><text:s/>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formula="of:=SUM([.B42:.F47])" office:value-type="float" office:value="8.32548373467208">
            <text:p>8.32548</text:p>
          </table:table-cell>
          <table:table-cell/>
          <table:table-cell office:value-type="string">
            <text:p><text:s/>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string">
            <text:p>Cost:</text:p>
          </table:table-cell>
          <table:table-cell table:style-name="ce5" table:formula="of:=[.C51]/30" office:value-type="float" office:value="0.277516124489069">
            <text:p>0.27752</text:p>
          </table:table-cell>
          <table:table-cell table:number-columns-repeated="21"/>
        </table:table-row>
      </table:table>
      <table:table table:name="Sheet2" table:style-name="ta1" table:print="false">
        <table:table-column table:style-name="co1" table:number-columns-repeated="6" table:default-cell-style-name="ce22"/>
        <table:table-column table:style-name="co1" table:default-cell-style-name="Default"/>
        <table:table-column table:style-name="co1" table:number-columns-repeated="6" table:default-cell-style-name="ce23"/>
        <table:table-row table:style-name="ro1"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4"/>
          <table:table-cell/>
          <table:table-cell office:value-type="string">
            <text:p>Gradient X</text:p>
          </table:table-cell>
          <table:table-cell table:number-columns-repeated="5"/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/>
          <table:table-cell/>
          <table:table-cell table:formula="of:=0.5*([.C2]-[.A2])" office:value-type="float" office:value="0">
            <text:p>0</text:p>
          </table:table-cell>
          <table:table-cell table:formula="of:=0.5*([.D2]-[.B2])" office:value-type="float" office:value="0">
            <text:p>0</text:p>
          </table:table-cell>
          <table:table-cell table:formula="of:=0.5*([.E2]-[.C2])" office:value-type="float" office:value="0">
            <text:p>0</text:p>
          </table:table-cell>
          <table:table-cell table:formula="of:=0.5*([.F2]-[.D2])" office:value-type="float" office:value="0">
            <text:p>0</text:p>
          </table:table-cell>
          <table:table-cell table:formula="of:=0.5*([.G2]-[.E2])" office:value-type="float" office:value="0">
            <text:p>0</text:p>
          </table:table-cell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/>
          <table:table-cell/>
          <table:table-cell table:formula="of:=0.5*([.C3]-[.A3])" office:value-type="float" office:value="0">
            <text:p>0</text:p>
          </table:table-cell>
          <table:table-cell table:formula="of:=0.5*([.D3]-[.B3])" office:value-type="float" office:value="0">
            <text:p>0</text:p>
          </table:table-cell>
          <table:table-cell table:formula="of:=0.5*([.E3]-[.C3])" office:value-type="float" office:value="0">
            <text:p>0</text:p>
          </table:table-cell>
          <table:table-cell table:formula="of:=0.5*([.F3]-[.D3])" office:value-type="float" office:value="0">
            <text:p>0</text:p>
          </table:table-cell>
          <table:table-cell table:formula="of:=0.5*([.G3]-[.E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/>
          <table:table-cell table:formula="of:=0.5*([.C4]-[.A4])" office:value-type="float" office:value="0">
            <text:p>0</text:p>
          </table:table-cell>
          <table:table-cell table:formula="of:=0.5*([.D4]-[.B4])" office:value-type="float" office:value="2">
            <text:p>2</text:p>
          </table:table-cell>
          <table:table-cell table:formula="of:=0.5*([.E4]-[.C4])" office:value-type="float" office:value="0">
            <text:p>0</text:p>
          </table:table-cell>
          <table:table-cell table:formula="of:=0.5*([.F4]-[.D4])" office:value-type="float" office:value="-2">
            <text:p>-2</text:p>
          </table:table-cell>
          <table:table-cell table:formula="of:=0.5*([.G4]-[.E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/>
          <table:table-cell table:formula="of:=0.5*([.C5]-[.A5])" office:value-type="float" office:value="2">
            <text:p>2</text:p>
          </table:table-cell>
          <table:table-cell table:formula="of:=0.5*([.D5]-[.B5])" office:value-type="float" office:value="0">
            <text:p>0</text:p>
          </table:table-cell>
          <table:table-cell table:formula="of:=0.5*([.E5]-[.C5])" office:value-type="float" office:value="-2">
            <text:p>-2</text:p>
          </table:table-cell>
          <table:table-cell table:formula="of:=0.5*([.F5]-[.D5])" office:value-type="float" office:value="0">
            <text:p>0</text:p>
          </table:table-cell>
          <table:table-cell table:formula="of:=0.5*([.G5]-[.E5])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/>
          <table:table-cell table:formula="of:=0.5*([.C6]-[.A6])" office:value-type="float" office:value="0">
            <text:p>0</text:p>
          </table:table-cell>
          <table:table-cell table:formula="of:=0.5*([.D6]-[.B6])" office:value-type="float" office:value="0">
            <text:p>0</text:p>
          </table:table-cell>
          <table:table-cell table:formula="of:=0.5*([.E6]-[.C6])" office:value-type="float" office:value="2">
            <text:p>2</text:p>
          </table:table-cell>
          <table:table-cell table:formula="of:=0.5*([.F6]-[.D6])" office:value-type="float" office:value="0">
            <text:p>0</text:p>
          </table:table-cell>
          <table:table-cell table:formula="of:=0.5*([.G6]-[.E6])" office:value-type="float" office:value="-2">
            <text:p>-2</text:p>
          </table:table-cell>
        </table:table-row>
        <table:table-row table:style-name="ro1">
          <table:table-cell/>
          <table:table-cell table:number-columns-repeated="5" office:value-type="float" office:value="0">
            <text:p>0</text:p>
          </table:table-cell>
          <table:table-cell/>
          <table:table-cell/>
          <table:table-cell table:formula="of:=0.5*([.C7]-[.A7])" office:value-type="float" office:value="0">
            <text:p>0</text:p>
          </table:table-cell>
          <table:table-cell table:formula="of:=0.5*([.D7]-[.B7])" office:value-type="float" office:value="0">
            <text:p>0</text:p>
          </table:table-cell>
          <table:table-cell table:formula="of:=0.5*([.E7]-[.C7])" office:value-type="float" office:value="0">
            <text:p>0</text:p>
          </table:table-cell>
          <table:table-cell table:formula="of:=0.5*([.F7]-[.D7])" office:value-type="float" office:value="0">
            <text:p>0</text:p>
          </table:table-cell>
          <table:table-cell table:formula="of:=0.5*([.G7]-[.E7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5" table:style-name="Default"/>
          <table:table-cell/>
          <table:table-cell table:style-name="ce28" office:value-type="float" office:value="0.92639">
            <text:p>0.9264</text:p>
          </table:table-cell>
          <table:table-cell table:style-name="Default" table:number-columns-repeated="5"/>
        </table:table-row>
        <table:table-row table:style-name="ro1">
          <table:table-cell table:style-name="ce23" office:value-type="string">
            <text:p>Gradient Y</text:p>
          </table:table-cell>
          <table:table-cell table:style-name="ce23" table:formula="of:=0.5 * ([.B3]-[.B1])" office:value-type="float" office:value="0">
            <text:p>0</text:p>
          </table:table-cell>
          <table:table-cell table:style-name="ce23" table:formula="of:=0.5 * ([.C3]-[.C1])" office:value-type="float" office:value="0">
            <text:p>0</text:p>
          </table:table-cell>
          <table:table-cell table:style-name="ce23" table:formula="of:=0.5 * ([.D3]-[.D1])" office:value-type="float" office:value="0">
            <text:p>0</text:p>
          </table:table-cell>
          <table:table-cell table:style-name="ce23" table:formula="of:=0.5 * ([.E3]-[.E1])" office:value-type="float" office:value="0">
            <text:p>0</text:p>
          </table:table-cell>
          <table:table-cell table:style-name="ce23" table:formula="of:=0.5 * ([.F3]-[.F1])" office:value-type="float" office:value="0">
            <text:p>0</text:p>
          </table:table-cell>
          <table:table-cell/>
          <table:table-cell table:style-name="ce29" office:value-type="string">
            <text:p>NORM</text:p>
          </table:table-cell>
          <table:table-cell table:style-name="ce29" table:formula="of:=SQRT([.B9]*[.B9]+[.I2]*[.I2]+[.$H$8])" office:value-type="float" office:value="0.96249155840454">
            <text:p>0.96</text:p>
          </table:table-cell>
          <table:table-cell table:style-name="ce29" table:formula="of:=SQRT([.C9]*[.C9]+[.J2]*[.J2]+[.$H$8])" office:value-type="float" office:value="0.96249155840454">
            <text:p>0.96</text:p>
          </table:table-cell>
          <table:table-cell table:style-name="ce29" table:formula="of:=SQRT([.D9]*[.D9]+[.K2]*[.K2]+[.$H$8])" office:value-type="float" office:value="0.96249155840454">
            <text:p>0.96</text:p>
          </table:table-cell>
          <table:table-cell table:style-name="ce29" table:formula="of:=SQRT([.E9]*[.E9]+[.L2]*[.L2]+[.$H$8])" office:value-type="float" office:value="0.96249155840454">
            <text:p>0.96</text:p>
          </table:table-cell>
          <table:table-cell table:style-name="ce29" table:formula="of:=SQRT([.F9]*[.F9]+[.M2]*[.M2]+[.$H$8])" office:value-type="float" office:value="0.96249155840454">
            <text:p>0.96</text:p>
          </table:table-cell>
        </table:table-row>
        <table:table-row table:style-name="ro1">
          <table:table-cell table:style-name="ce23"/>
          <table:table-cell table:style-name="ce23" table:formula="of:=0.5 * ([.B4]-[.B2])" office:value-type="float" office:value="0">
            <text:p>0</text:p>
          </table:table-cell>
          <table:table-cell table:style-name="ce23" table:formula="of:=0.5 * ([.C4]-[.C2])" office:value-type="float" office:value="0">
            <text:p>0</text:p>
          </table:table-cell>
          <table:table-cell table:style-name="ce23" table:formula="of:=0.5 * ([.D4]-[.D2])" office:value-type="float" office:value="2">
            <text:p>2</text:p>
          </table:table-cell>
          <table:table-cell table:style-name="ce23" table:formula="of:=0.5 * ([.E4]-[.E2])" office:value-type="float" office:value="0">
            <text:p>0</text:p>
          </table:table-cell>
          <table:table-cell table:style-name="ce23" table:formula="of:=0.5 * ([.F4]-[.F2])" office:value-type="float" office:value="0">
            <text:p>0</text:p>
          </table:table-cell>
          <table:table-cell/>
          <table:table-cell table:style-name="ce29"/>
          <table:table-cell table:style-name="ce29" table:formula="of:=SQRT([.B10]*[.B10]+[.I3]*[.I3]+[.$H$8])" office:value-type="float" office:value="0.96249155840454">
            <text:p>0.96</text:p>
          </table:table-cell>
          <table:table-cell table:style-name="ce29" table:formula="of:=SQRT([.C10]*[.C10]+[.J3]*[.J3]+[.$H$8])" office:value-type="float" office:value="0.96249155840454">
            <text:p>0.96</text:p>
          </table:table-cell>
          <table:table-cell table:style-name="ce29" table:formula="of:=SQRT([.D10]*[.D10]+[.K3]*[.K3]+[.$H$8])" office:value-type="float" office:value="2.21954725113028">
            <text:p>2.22</text:p>
          </table:table-cell>
          <table:table-cell table:style-name="ce29" table:formula="of:=SQRT([.E10]*[.E10]+[.L3]*[.L3]+[.$H$8])" office:value-type="float" office:value="0.96249155840454">
            <text:p>0.96</text:p>
          </table:table-cell>
          <table:table-cell table:style-name="ce29" table:formula="of:=SQRT([.F10]*[.F10]+[.M3]*[.M3]+[.$H$8])" office:value-type="float" office:value="0.96249155840454">
            <text:p>0.96</text:p>
          </table:table-cell>
        </table:table-row>
        <table:table-row table:style-name="ro1">
          <table:table-cell table:style-name="ce23"/>
          <table:table-cell table:style-name="ce23" table:formula="of:=0.5 * ([.B5]-[.B3])" office:value-type="float" office:value="0">
            <text:p>0</text:p>
          </table:table-cell>
          <table:table-cell table:style-name="ce23" table:formula="of:=0.5 * ([.C5]-[.C3])" office:value-type="float" office:value="2">
            <text:p>2</text:p>
          </table:table-cell>
          <table:table-cell table:style-name="ce23" table:formula="of:=0.5 * ([.D5]-[.D3])" office:value-type="float" office:value="0">
            <text:p>0</text:p>
          </table:table-cell>
          <table:table-cell table:style-name="ce23" table:formula="of:=0.5 * ([.E5]-[.E3])" office:value-type="float" office:value="0">
            <text:p>0</text:p>
          </table:table-cell>
          <table:table-cell table:style-name="ce23" table:formula="of:=0.5 * ([.F5]-[.F3])" office:value-type="float" office:value="0">
            <text:p>0</text:p>
          </table:table-cell>
          <table:table-cell/>
          <table:table-cell table:style-name="ce29"/>
          <table:table-cell table:style-name="ce29" table:formula="of:=SQRT([.B11]*[.B11]+[.I4]*[.I4]+[.$H$8])" office:value-type="float" office:value="0.96249155840454">
            <text:p>0.96</text:p>
          </table:table-cell>
          <table:table-cell table:style-name="ce29" table:formula="of:=SQRT([.C11]*[.C11]+[.J4]*[.J4]+[.$H$8])" office:value-type="float" office:value="2.98770647822038">
            <text:p>2.99</text:p>
          </table:table-cell>
          <table:table-cell table:style-name="ce29" table:formula="of:=SQRT([.D11]*[.D11]+[.K4]*[.K4]+[.$H$8])" office:value-type="float" office:value="0.96249155840454">
            <text:p>0.96</text:p>
          </table:table-cell>
          <table:table-cell table:style-name="ce29" table:formula="of:=SQRT([.E11]*[.E11]+[.L4]*[.L4]+[.$H$8])" office:value-type="float" office:value="2.21954725113028">
            <text:p>2.22</text:p>
          </table:table-cell>
          <table:table-cell table:style-name="ce29" table:formula="of:=SQRT([.F11]*[.F11]+[.M4]*[.M4]+[.$H$8])" office:value-type="float" office:value="0.96249155840454">
            <text:p>0.96</text:p>
          </table:table-cell>
        </table:table-row>
        <table:table-row table:style-name="ro1">
          <table:table-cell table:style-name="ce23"/>
          <table:table-cell table:style-name="ce23" table:formula="of:=0.5 * ([.B6]-[.B4])" office:value-type="float" office:value="0">
            <text:p>0</text:p>
          </table:table-cell>
          <table:table-cell table:style-name="ce23" table:formula="of:=0.5 * ([.C6]-[.C4])" office:value-type="float" office:value="0">
            <text:p>0</text:p>
          </table:table-cell>
          <table:table-cell table:style-name="ce23" table:formula="of:=0.5 * ([.D6]-[.D4])" office:value-type="float" office:value="-2">
            <text:p>-2</text:p>
          </table:table-cell>
          <table:table-cell table:style-name="ce23" table:formula="of:=0.5 * ([.E6]-[.E4])" office:value-type="float" office:value="2">
            <text:p>2</text:p>
          </table:table-cell>
          <table:table-cell table:style-name="ce23" table:formula="of:=0.5 * ([.F6]-[.F4])" office:value-type="float" office:value="0">
            <text:p>0</text:p>
          </table:table-cell>
          <table:table-cell/>
          <table:table-cell table:style-name="ce29"/>
          <table:table-cell table:style-name="ce29" table:formula="of:=SQRT([.B12]*[.B12]+[.I5]*[.I5]+[.$H$8])" office:value-type="float" office:value="2.21954725113028">
            <text:p>2.22</text:p>
          </table:table-cell>
          <table:table-cell table:style-name="ce29" table:formula="of:=SQRT([.C12]*[.C12]+[.J5]*[.J5]+[.$H$8])" office:value-type="float" office:value="0.96249155840454">
            <text:p>0.96</text:p>
          </table:table-cell>
          <table:table-cell table:style-name="ce29" table:formula="of:=SQRT([.D12]*[.D12]+[.K5]*[.K5]+[.$H$8])" office:value-type="float" office:value="2.98770647822038">
            <text:p>2.99</text:p>
          </table:table-cell>
          <table:table-cell table:style-name="ce29" table:formula="of:=SQRT([.E12]*[.E12]+[.L5]*[.L5]+[.$H$8])" office:value-type="float" office:value="2.21954725113028">
            <text:p>2.22</text:p>
          </table:table-cell>
          <table:table-cell table:style-name="ce29" table:formula="of:=SQRT([.F12]*[.F12]+[.M5]*[.M5]+[.$H$8])" office:value-type="float" office:value="0.96249155840454">
            <text:p>0.96</text:p>
          </table:table-cell>
        </table:table-row>
        <table:table-row table:style-name="ro1">
          <table:table-cell table:style-name="ce23"/>
          <table:table-cell table:style-name="ce23" table:formula="of:=0.5 * ([.B7]-[.B5])" office:value-type="float" office:value="0">
            <text:p>0</text:p>
          </table:table-cell>
          <table:table-cell table:style-name="ce23" table:formula="of:=0.5 * ([.C7]-[.C5])" office:value-type="float" office:value="-2">
            <text:p>-2</text:p>
          </table:table-cell>
          <table:table-cell table:style-name="ce23" table:formula="of:=0.5 * ([.D7]-[.D5])" office:value-type="float" office:value="0">
            <text:p>0</text:p>
          </table:table-cell>
          <table:table-cell table:style-name="ce23" table:formula="of:=0.5 * ([.E7]-[.E5])" office:value-type="float" office:value="0">
            <text:p>0</text:p>
          </table:table-cell>
          <table:table-cell table:style-name="ce23" table:formula="of:=0.5 * ([.F7]-[.F5])" office:value-type="float" office:value="0">
            <text:p>0</text:p>
          </table:table-cell>
          <table:table-cell/>
          <table:table-cell table:style-name="ce29"/>
          <table:table-cell table:style-name="ce29" table:formula="of:=SQRT([.B13]*[.B13]+[.I6]*[.I6]+[.$H$8])" office:value-type="float" office:value="0.96249155840454">
            <text:p>0.96</text:p>
          </table:table-cell>
          <table:table-cell table:style-name="ce29" table:formula="of:=SQRT([.C13]*[.C13]+[.J6]*[.J6]+[.$H$8])" office:value-type="float" office:value="2.21954725113028">
            <text:p>2.22</text:p>
          </table:table-cell>
          <table:table-cell table:style-name="ce29" table:formula="of:=SQRT([.D13]*[.D13]+[.K6]*[.K6]+[.$H$8])" office:value-type="float" office:value="2.21954725113028">
            <text:p>2.22</text:p>
          </table:table-cell>
          <table:table-cell table:style-name="ce29" table:formula="of:=SQRT([.E13]*[.E13]+[.L6]*[.L6]+[.$H$8])" office:value-type="float" office:value="0.96249155840454">
            <text:p>0.96</text:p>
          </table:table-cell>
          <table:table-cell table:style-name="ce29" table:formula="of:=SQRT([.F13]*[.F13]+[.M6]*[.M6]+[.$H$8])" office:value-type="float" office:value="2.21954725113028">
            <text:p>2.22</text:p>
          </table:table-cell>
        </table:table-row>
        <table:table-row table:style-name="ro1">
          <table:table-cell table:style-name="ce23"/>
          <table:table-cell table:style-name="ce23" table:formula="of:=0.5 * ([.B8]-[.B6])" office:value-type="float" office:value="0">
            <text:p>0</text:p>
          </table:table-cell>
          <table:table-cell table:style-name="ce23" table:formula="of:=0.5 * ([.C8]-[.C6])" office:value-type="float" office:value="0">
            <text:p>0</text:p>
          </table:table-cell>
          <table:table-cell table:style-name="ce23" table:formula="of:=0.5 * ([.D8]-[.D6])" office:value-type="float" office:value="0">
            <text:p>0</text:p>
          </table:table-cell>
          <table:table-cell table:style-name="ce23" table:formula="of:=0.5 * ([.E8]-[.E6])" office:value-type="float" office:value="-2">
            <text:p>-2</text:p>
          </table:table-cell>
          <table:table-cell table:style-name="ce23" table:formula="of:=0.5 * ([.F8]-[.F6])" office:value-type="float" office:value="0">
            <text:p>0</text:p>
          </table:table-cell>
          <table:table-cell table:style-name="ce26"/>
          <table:table-cell table:style-name="ce29"/>
          <table:table-cell table:style-name="ce29" table:formula="of:=SQRT([.B14]*[.B14]+[.I7]*[.I7]+[.$H$8])" office:value-type="float" office:value="0.96249155840454">
            <text:p>0.96</text:p>
          </table:table-cell>
          <table:table-cell table:style-name="ce29" table:formula="of:=SQRT([.C14]*[.C14]+[.J7]*[.J7]+[.$H$8])" office:value-type="float" office:value="0.96249155840454">
            <text:p>0.96</text:p>
          </table:table-cell>
          <table:table-cell table:style-name="ce29" table:formula="of:=SQRT([.D14]*[.D14]+[.K7]*[.K7]+[.$H$8])" office:value-type="float" office:value="0.96249155840454">
            <text:p>0.96</text:p>
          </table:table-cell>
          <table:table-cell table:style-name="ce29" table:formula="of:=SQRT([.E14]*[.E14]+[.L7]*[.L7]+[.$H$8])" office:value-type="float" office:value="2.21954725113028">
            <text:p>2.22</text:p>
          </table:table-cell>
          <table:table-cell table:style-name="ce29" table:formula="of:=SQRT([.F14]*[.F14]+[.M7]*[.M7]+[.$H$8])" office:value-type="float" office:value="0.96249155840454">
            <text:p>0.96</text:p>
          </table:table-cell>
        </table:table-row>
        <table:table-row table:style-name="ro1">
          <table:table-cell table:style-name="ce24" office:value-type="string">
            <text:p>NGF Y</text:p>
          </table:table-cell>
          <table:table-cell table:style-name="ce24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ce24"/>
          <table:table-cell table:style-name="ce25" table:formula="of:=[.B9]/[.I9]" office:value-type="float" office:value="0">
            <text:p>0.000000</text:p>
          </table:table-cell>
          <table:table-cell table:style-name="ce25" table:formula="of:=[.C9]/[.J9]" office:value-type="float" office:value="0">
            <text:p>0.000000</text:p>
          </table:table-cell>
          <table:table-cell table:style-name="ce25" table:formula="of:=[.D9]/[.K9]" office:value-type="float" office:value="0">
            <text:p>0.000000</text:p>
          </table:table-cell>
          <table:table-cell table:style-name="ce25" table:formula="of:=[.E9]/[.L9]" office:value-type="float" office:value="0">
            <text:p>0.000000</text:p>
          </table:table-cell>
          <table:table-cell table:style-name="ce25" table:formula="of:=[.F9]/[.M9]" office:value-type="float" office:value="0">
            <text:p>0.000000</text:p>
          </table:table-cell>
          <table:table-cell table:style-name="ce27"/>
          <table:table-cell table:style-name="ce25" office:value-type="string">
            <text:p>NGF X</text:p>
          </table:table-cell>
          <table:table-cell table:style-name="ce25" table:formula="of:=[.I2]/[.I9]" office:value-type="float" office:value="0">
            <text:p>0.000000</text:p>
          </table:table-cell>
          <table:table-cell table:style-name="ce25" table:formula="of:=[.J2]/[.J9]" office:value-type="float" office:value="0">
            <text:p>0.000000</text:p>
          </table:table-cell>
          <table:table-cell table:style-name="ce25" table:formula="of:=[.K2]/[.K9]" office:value-type="float" office:value="0">
            <text:p>0.000000</text:p>
          </table:table-cell>
          <table:table-cell table:style-name="ce25" table:formula="of:=[.L2]/[.L9]" office:value-type="float" office:value="0">
            <text:p>0.000000</text:p>
          </table:table-cell>
          <table:table-cell table:style-name="ce25" table:formula="of:=[.M2]/[.M9]" office:value-type="float" office:value="0">
            <text:p>0.000000</text:p>
          </table:table-cell>
        </table:table-row>
        <table:table-row table:style-name="ro1">
          <table:table-cell table:style-name="ce24"/>
          <table:table-cell table:style-name="ce25" table:formula="of:=[.B10]/[.I10]" office:value-type="float" office:value="0">
            <text:p>0.000000</text:p>
          </table:table-cell>
          <table:table-cell table:style-name="ce25" table:formula="of:=[.C10]/[.J10]" office:value-type="float" office:value="0">
            <text:p>0.000000</text:p>
          </table:table-cell>
          <table:table-cell table:style-name="ce25" table:formula="of:=[.D10]/[.K10]" office:value-type="float" office:value="0.901084668948371">
            <text:p>0.901085</text:p>
          </table:table-cell>
          <table:table-cell table:style-name="ce25" table:formula="of:=[.E10]/[.L10]" office:value-type="float" office:value="0">
            <text:p>0.000000</text:p>
          </table:table-cell>
          <table:table-cell table:style-name="ce25" table:formula="of:=[.F10]/[.M10]" office:value-type="float" office:value="0">
            <text:p>0.000000</text:p>
          </table:table-cell>
          <table:table-cell table:style-name="ce27"/>
          <table:table-cell table:style-name="ce25"/>
          <table:table-cell table:style-name="ce25" table:formula="of:=[.I3]/[.I10]" office:value-type="float" office:value="0">
            <text:p>0.000000</text:p>
          </table:table-cell>
          <table:table-cell table:style-name="ce25" table:formula="of:=[.J3]/[.J10]" office:value-type="float" office:value="0">
            <text:p>0.000000</text:p>
          </table:table-cell>
          <table:table-cell table:style-name="ce25" table:formula="of:=[.K3]/[.K10]" office:value-type="float" office:value="0">
            <text:p>0.000000</text:p>
          </table:table-cell>
          <table:table-cell table:style-name="ce25" table:formula="of:=[.L3]/[.L10]" office:value-type="float" office:value="0">
            <text:p>0.000000</text:p>
          </table:table-cell>
          <table:table-cell table:style-name="ce25" table:formula="of:=[.M3]/[.M10]" office:value-type="float" office:value="0">
            <text:p>0.000000</text:p>
          </table:table-cell>
        </table:table-row>
        <table:table-row table:style-name="ro1">
          <table:table-cell table:style-name="ce24"/>
          <table:table-cell table:style-name="ce25" table:formula="of:=[.B11]/[.I11]" office:value-type="float" office:value="0">
            <text:p>0.000000</text:p>
          </table:table-cell>
          <table:table-cell table:style-name="ce25" table:formula="of:=[.C11]/[.J11]" office:value-type="float" office:value="0.669409801324024">
            <text:p>0.669410</text:p>
          </table:table-cell>
          <table:table-cell table:style-name="ce25" table:formula="of:=[.D11]/[.K11]" office:value-type="float" office:value="0">
            <text:p>0.000000</text:p>
          </table:table-cell>
          <table:table-cell table:style-name="ce25" table:formula="of:=[.E11]/[.L11]" office:value-type="float" office:value="0">
            <text:p>0.000000</text:p>
          </table:table-cell>
          <table:table-cell table:style-name="ce25" table:formula="of:=[.F11]/[.M11]" office:value-type="float" office:value="0">
            <text:p>0.000000</text:p>
          </table:table-cell>
          <table:table-cell table:style-name="ce27"/>
          <table:table-cell table:style-name="ce25"/>
          <table:table-cell table:style-name="ce25" table:formula="of:=[.I4]/[.I11]" office:value-type="float" office:value="0">
            <text:p>0.000000</text:p>
          </table:table-cell>
          <table:table-cell table:style-name="ce25" table:formula="of:=[.J4]/[.J11]" office:value-type="float" office:value="0.669409801324024">
            <text:p>0.669410</text:p>
          </table:table-cell>
          <table:table-cell table:style-name="ce25" table:formula="of:=[.K4]/[.K11]" office:value-type="float" office:value="0">
            <text:p>0.000000</text:p>
          </table:table-cell>
          <table:table-cell table:style-name="ce25" table:formula="of:=[.L4]/[.L11]" office:value-type="float" office:value="-0.901084668948371">
            <text:p>-0.901085</text:p>
          </table:table-cell>
          <table:table-cell table:style-name="ce25" table:formula="of:=[.M4]/[.M11]" office:value-type="float" office:value="0">
            <text:p>0.000000</text:p>
          </table:table-cell>
        </table:table-row>
        <table:table-row table:style-name="ro1">
          <table:table-cell table:style-name="ce24"/>
          <table:table-cell table:style-name="ce25" table:formula="of:=[.B12]/[.I12]" office:value-type="float" office:value="0">
            <text:p>0.000000</text:p>
          </table:table-cell>
          <table:table-cell table:style-name="ce25" table:formula="of:=[.C12]/[.J12]" office:value-type="float" office:value="0">
            <text:p>0.000000</text:p>
          </table:table-cell>
          <table:table-cell table:style-name="ce25" table:formula="of:=[.D12]/[.K12]" office:value-type="float" office:value="-0.669409801324024">
            <text:p>-0.669410</text:p>
          </table:table-cell>
          <table:table-cell table:style-name="ce25" table:formula="of:=[.E12]/[.L12]" office:value-type="float" office:value="0.901084668948371">
            <text:p>0.901085</text:p>
          </table:table-cell>
          <table:table-cell table:style-name="ce25" table:formula="of:=[.F12]/[.M12]" office:value-type="float" office:value="0">
            <text:p>0.000000</text:p>
          </table:table-cell>
          <table:table-cell table:style-name="ce27"/>
          <table:table-cell table:style-name="ce25"/>
          <table:table-cell table:style-name="ce25" table:formula="of:=[.I5]/[.I12]" office:value-type="float" office:value="0.901084668948371">
            <text:p>0.901085</text:p>
          </table:table-cell>
          <table:table-cell table:style-name="ce25" table:formula="of:=[.J5]/[.J12]" office:value-type="float" office:value="0">
            <text:p>0.000000</text:p>
          </table:table-cell>
          <table:table-cell table:style-name="ce25" table:formula="of:=[.K5]/[.K12]" office:value-type="float" office:value="-0.669409801324024">
            <text:p>-0.669410</text:p>
          </table:table-cell>
          <table:table-cell table:style-name="ce25" table:formula="of:=[.L5]/[.L12]" office:value-type="float" office:value="0">
            <text:p>0.000000</text:p>
          </table:table-cell>
          <table:table-cell table:style-name="ce25" table:formula="of:=[.M5]/[.M12]" office:value-type="float" office:value="0">
            <text:p>0.000000</text:p>
          </table:table-cell>
        </table:table-row>
        <table:table-row table:style-name="ro1">
          <table:table-cell table:style-name="ce24"/>
          <table:table-cell table:style-name="ce25" table:formula="of:=[.B13]/[.I13]" office:value-type="float" office:value="0">
            <text:p>0.000000</text:p>
          </table:table-cell>
          <table:table-cell table:style-name="ce25" table:formula="of:=[.C13]/[.J13]" office:value-type="float" office:value="-0.901084668948371">
            <text:p>-0.901085</text:p>
          </table:table-cell>
          <table:table-cell table:style-name="ce25" table:formula="of:=[.D13]/[.K13]" office:value-type="float" office:value="0">
            <text:p>0.000000</text:p>
          </table:table-cell>
          <table:table-cell table:style-name="ce25" table:formula="of:=[.E13]/[.L13]" office:value-type="float" office:value="0">
            <text:p>0.000000</text:p>
          </table:table-cell>
          <table:table-cell table:style-name="ce25" table:formula="of:=[.F13]/[.M13]" office:value-type="float" office:value="0">
            <text:p>0.000000</text:p>
          </table:table-cell>
          <table:table-cell table:style-name="ce27"/>
          <table:table-cell table:style-name="ce25"/>
          <table:table-cell table:style-name="ce25" table:formula="of:=[.I6]/[.I13]" office:value-type="float" office:value="0">
            <text:p>0.000000</text:p>
          </table:table-cell>
          <table:table-cell table:style-name="ce25" table:formula="of:=[.J6]/[.J13]" office:value-type="float" office:value="0">
            <text:p>0.000000</text:p>
          </table:table-cell>
          <table:table-cell table:style-name="ce25" table:formula="of:=[.K6]/[.K13]" office:value-type="float" office:value="0.901084668948371">
            <text:p>0.901085</text:p>
          </table:table-cell>
          <table:table-cell table:style-name="ce25" table:formula="of:=[.L6]/[.L13]" office:value-type="float" office:value="0">
            <text:p>0.000000</text:p>
          </table:table-cell>
          <table:table-cell table:style-name="ce25" table:formula="of:=[.M6]/[.M13]" office:value-type="float" office:value="-0.901084668948371">
            <text:p>-0.901085</text:p>
          </table:table-cell>
        </table:table-row>
        <table:table-row table:style-name="ro1">
          <table:table-cell table:style-name="ce24"/>
          <table:table-cell table:style-name="ce25" table:formula="of:=[.B14]/[.I14]" office:value-type="float" office:value="0">
            <text:p>0.000000</text:p>
          </table:table-cell>
          <table:table-cell table:style-name="ce25" table:formula="of:=[.C14]/[.J14]" office:value-type="float" office:value="0">
            <text:p>0.000000</text:p>
          </table:table-cell>
          <table:table-cell table:style-name="ce25" table:formula="of:=[.D14]/[.K14]" office:value-type="float" office:value="0">
            <text:p>0.000000</text:p>
          </table:table-cell>
          <table:table-cell table:style-name="ce25" table:formula="of:=[.E14]/[.L14]" office:value-type="float" office:value="-0.901084668948371">
            <text:p>-0.901085</text:p>
          </table:table-cell>
          <table:table-cell table:style-name="ce25" table:formula="of:=[.F14]/[.M14]" office:value-type="float" office:value="0">
            <text:p>0.000000</text:p>
          </table:table-cell>
          <table:table-cell table:style-name="ce27"/>
          <table:table-cell table:style-name="ce25"/>
          <table:table-cell table:style-name="ce25" table:formula="of:=[.I7]/[.I14]" office:value-type="float" office:value="0">
            <text:p>0.000000</text:p>
          </table:table-cell>
          <table:table-cell table:style-name="ce25" table:formula="of:=[.J7]/[.J14]" office:value-type="float" office:value="0">
            <text:p>0.000000</text:p>
          </table:table-cell>
          <table:table-cell table:style-name="ce25" table:formula="of:=[.K7]/[.K14]" office:value-type="float" office:value="0">
            <text:p>0.000000</text:p>
          </table:table-cell>
          <table:table-cell table:style-name="ce25" table:formula="of:=[.L7]/[.L14]" office:value-type="float" office:value="0">
            <text:p>0.000000</text:p>
          </table:table-cell>
          <table:table-cell table:style-name="ce25" table:formula="of:=[.M7]/[.M14]" office:value-type="float" office:value="0">
            <text:p>0.000000</text:p>
          </table:table-cell>
        </table:table-row>
        <table:table-row table:style-name="ro1">
          <table:table-cell table:style-name="Default"/>
          <table:table-cell table:number-columns-repeated="5" table:style-name="Default" office:value-type="string">
            <text:p><text:s/></text:p>
          </table:table-cell>
          <table:table-cell/>
          <table:table-cell table:style-name="Default"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3/08/2009</text:date>, <text:time>19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t Wollny</meta:initial-creator>
    <meta:creation-date>2009-07-08T15:49:04</meta:creation-date>
    <dc:date>2009-08-03T19:58:17</dc:date>
    <dc:creator>Gert Wollny</dc:creator>
    <meta:editing-duration>PT23H42M11S</meta:editing-duration>
    <meta:editing-cycles>8</meta:editing-cycles>
    <meta:generator>OpenOffice.org/3.0$Unix OpenOffice.org_project/300m15$Build-9379</meta:generator>
    <meta:document-statistic meta:table-count="3" meta:cell-count="761" meta:object-count="0"/>
    <meta:user-defined meta:name="Info 1"/>
    <meta:user-defined meta:name="Info 2"/>
    <meta:user-defined meta:name="Info 3"/>
    <meta:user-defined meta:name="Info 4"/>
  </office:meta>
</office:document-meta>
</file>